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3BE0000034802FE2B30717D58D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Footer">
      <style:text-properties style:font-name="Noto Sans" fo:language="ca" fo:country="ES" style:font-name-complex="Noto Sans3"/>
    </style:style>
    <style:style style:name="P3" style:family="paragraph" style:parent-style-name="Footer">
      <style:text-properties style:font-name="Noto Sans" fo:language="ca" fo:country="ES" officeooo:paragraph-rsid="000cf839" style:font-name-complex="Noto Sans3"/>
    </style:style>
    <style:style style:name="P4" style:family="paragraph" style:parent-style-name="Footer">
      <style:paragraph-properties fo:text-align="center" style:justify-single-word="false"/>
      <style:text-properties style:font-name="Noto Sans" fo:language="ca" fo:country="ES" style:font-name-complex="Noto Sans3"/>
    </style:style>
    <style:style style:name="P5" style:family="paragraph" style:parent-style-name="Footer">
      <style:text-properties fo:color="#c30045" loext:opacity="100%" style:font-name="Noto Sans" fo:language="ca" fo:country="ES" style:font-name-complex="Noto Sans3"/>
    </style:style>
    <style:style style:name="P6" style:family="paragraph" style:parent-style-name="Header">
      <style:paragraph-properties fo:margin-top="0cm" fo:margin-bottom="8.184cm" style:contextual-spacing="false"/>
      <style:text-properties fo:language="ca" fo:country="ES"/>
    </style:style>
    <style:style style:name="P7"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8" style:family="paragraph" style:parent-style-name="Standard">
      <style:text-properties fo:language="ca" fo:country="ES"/>
    </style:style>
    <style:style style:name="P9" style:family="paragraph" style:parent-style-name="Standard">
      <style:text-properties fo:language="ca" fo:country="ES" officeooo:paragraph-rsid="000b1b47"/>
    </style:style>
    <style:style style:name="P10" style:family="paragraph" style:parent-style-name="Standard">
      <style:text-properties fo:language="ca" fo:country="ES" fo:font-weight="bold" officeooo:rsid="0052784f" officeooo:paragraph-rsid="0052784f" style:font-weight-asian="bold" style:font-weight-complex="bold"/>
    </style:style>
    <style:style style:name="P11" style:family="paragraph" style:parent-style-name="Standard">
      <style:text-properties fo:language="ca" fo:country="ES" officeooo:rsid="004e6e87" officeooo:paragraph-rsid="006402eb"/>
    </style:style>
    <style:style style:name="P12" style:family="paragraph" style:parent-style-name="Standard">
      <style:text-properties fo:language="ca" fo:country="ES" officeooo:paragraph-rsid="006402eb"/>
    </style:style>
    <style:style style:name="P13" style:family="paragraph" style:parent-style-name="Standard">
      <style:text-properties fo:language="ca" fo:country="ES" officeooo:paragraph-rsid="006fc3de"/>
    </style:style>
    <style:style style:name="P14" style:family="paragraph" style:parent-style-name="Standard">
      <style:text-properties fo:language="ca" fo:country="ES" officeooo:paragraph-rsid="008a50ad"/>
    </style:style>
    <style:style style:name="P15" style:family="paragraph" style:parent-style-name="Standard">
      <style:text-properties fo:language="ca" fo:country="ES" officeooo:paragraph-rsid="008c309e"/>
    </style:style>
    <style:style style:name="P16" style:family="paragraph" style:parent-style-name="Standard">
      <style:text-properties fo:language="ca" fo:country="ES" officeooo:paragraph-rsid="008e0df1"/>
    </style:style>
    <style:style style:name="P17" style:family="paragraph" style:parent-style-name="Standard">
      <style:text-properties fo:language="ca" fo:country="ES" officeooo:paragraph-rsid="0091aa2c" fo:background-color="transparent"/>
    </style:style>
    <style:style style:name="P18" style:family="paragraph" style:parent-style-name="Standard">
      <style:text-properties officeooo:paragraph-rsid="005969a7"/>
    </style:style>
    <style:style style:name="P19" style:family="paragraph" style:parent-style-name="Standard">
      <style:text-properties officeooo:paragraph-rsid="006402eb"/>
    </style:style>
    <style:style style:name="P20" style:family="paragraph" style:parent-style-name="Standard">
      <style:text-properties officeooo:rsid="00672415" officeooo:paragraph-rsid="00672415"/>
    </style:style>
    <style:style style:name="P21" style:family="paragraph" style:parent-style-name="Standard">
      <style:text-properties fo:language="zxx" fo:country="none" officeooo:rsid="0091aa2c" officeooo:paragraph-rsid="0091aa2c" style:language-asian="zxx" style:country-asian="none" style:language-complex="zxx" style:country-complex="none"/>
    </style:style>
    <style:style style:name="P22" style:family="paragraph" style:parent-style-name="Standard">
      <style:text-properties officeooo:rsid="0091aa2c" officeooo:paragraph-rsid="0091aa2c"/>
    </style:style>
    <style:style style:name="P2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4"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25"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6"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8" style:family="paragraph" style:parent-style-name="Footnote">
      <style:text-properties style:font-name="Bariol Regular1" fo:language="ca" fo:country="ES" style:language-asian="zxx" style:country-asian="none" style:language-complex="zxx" style:country-complex="none"/>
    </style:style>
    <style:style style:name="P29"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30" style:family="paragraph" style:parent-style-name="Footer">
      <style:paragraph-properties fo:margin-top="0cm" fo:margin-bottom="0.101cm" style:contextual-spacing="true"/>
      <style:text-properties style:font-name="Noto Sans" fo:language="ca" fo:country="ES" style:font-name-complex="Noto Sans3"/>
    </style:style>
    <style:style style:name="P31" style:family="paragraph" style:parent-style-name="Número_20_de_20_pàgina">
      <style:text-properties style:font-name="Noto Sans" fo:language="ca" fo:country="ES" style:font-name-complex="Noto Sans3"/>
    </style:style>
    <style:style style:name="P32"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33"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34"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35"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3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3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5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5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55"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56"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5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5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5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6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65"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68"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69"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70" style:family="paragraph" style:parent-style-name="Text_20_body">
      <style:text-properties fo:language="ca" fo:country="ES" officeooo:rsid="004e6e87" officeooo:paragraph-rsid="004e6e87"/>
    </style:style>
    <style:style style:name="P71" style:family="paragraph" style:parent-style-name="Text_20_body">
      <style:text-properties officeooo:paragraph-rsid="0091aa2c"/>
    </style:style>
    <style:style style:name="P72"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79" style:family="paragraph" style:parent-style-name="Table_20_Contents">
      <style:text-properties officeooo:paragraph-rsid="0091aa2c"/>
    </style:style>
    <style:style style:name="P80" style:family="paragraph" style:parent-style-name="Table_20_Contents">
      <style:paragraph-properties fo:text-align="start" style:justify-single-word="false"/>
      <style:text-properties style:font-name="Courier New" fo:font-size="9pt" style:font-size-asian="9pt" style:font-size-complex="9pt"/>
    </style:style>
    <style:style style:name="P8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text-properties style:font-name="Courier New" fo:font-size="9pt" style:font-size-asian="9pt" style:font-size-complex="9pt"/>
    </style:style>
    <style:style style:name="P83" style:family="paragraph" style:parent-style-name="Preformatted_20_Text">
      <style:paragraph-properties fo:margin-top="0cm" fo:margin-bottom="0.499cm" style:contextual-spacing="false"/>
    </style:style>
    <style:style style:name="P84"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85"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86"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8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90" style:family="paragraph" style:parent-style-name="Contents_20_1">
      <style:paragraph-properties>
        <style:tab-stops>
          <style:tab-stop style:position="14.998cm" style:type="right" style:leader-style="dotted" style:leader-text="."/>
        </style:tab-stops>
      </style:paragraph-properties>
    </style:style>
    <style:style style:name="P91" style:family="paragraph" style:parent-style-name="Contents_20_2">
      <style:paragraph-properties>
        <style:tab-stops>
          <style:tab-stop style:position="14.998cm" style:type="right" style:leader-style="dotted" style:leader-text="."/>
        </style:tab-stops>
      </style:paragraph-properties>
    </style:style>
    <style:style style:name="P92"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3"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4" style:family="paragraph" style:parent-style-name="Contents_20_1">
      <style:paragraph-properties>
        <style:tab-stops>
          <style:tab-stop style:position="14.998cm" style:type="right" style:leader-style="dotted" style:leader-text="."/>
        </style:tab-stops>
      </style:paragraph-properties>
    </style:style>
    <style:style style:name="P95" style:family="paragraph" style:parent-style-name="Contents_20_2">
      <style:paragraph-properties>
        <style:tab-stops>
          <style:tab-stop style:position="14.998cm" style:type="right" style:leader-style="dotted" style:leader-text="."/>
        </style:tab-stops>
      </style:paragraph-properties>
    </style:style>
    <style:style style:name="P96" style:family="paragraph" style:parent-style-name="Contents_20_Heading" style:master-page-name="Standard">
      <style:paragraph-properties style:page-number="auto" fo:break-before="page"/>
    </style:style>
    <style:style style:name="P97" style:family="paragraph" style:parent-style-name="Heading_20_1">
      <style:text-properties fo:language="ca" fo:country="ES"/>
    </style:style>
    <style:style style:name="P98" style:family="paragraph" style:parent-style-name="Heading_20_1">
      <style:text-properties fo:language="ca" fo:country="ES" officeooo:rsid="004e6e87" officeooo:paragraph-rsid="004e6e87"/>
    </style:style>
    <style:style style:name="P99" style:family="paragraph" style:parent-style-name="Heading_20_1">
      <style:text-properties fo:language="ca" fo:country="ES" officeooo:rsid="004e6e87" officeooo:paragraph-rsid="006402eb"/>
    </style:style>
    <style:style style:name="P100" style:family="paragraph" style:parent-style-name="Heading_20_1">
      <style:text-properties fo:language="ca" fo:country="ES" officeooo:rsid="004e6e87" officeooo:paragraph-rsid="006fc3de"/>
    </style:style>
    <style:style style:name="P101" style:family="paragraph" style:parent-style-name="Heading_20_1">
      <style:text-properties fo:language="ca" fo:country="ES" officeooo:rsid="004e6e87" officeooo:paragraph-rsid="008a50ad"/>
    </style:style>
    <style:style style:name="P102" style:family="paragraph" style:parent-style-name="Heading_20_1">
      <style:text-properties fo:language="ca" fo:country="ES" officeooo:rsid="004e6e87" officeooo:paragraph-rsid="008c309e"/>
    </style:style>
    <style:style style:name="P103" style:family="paragraph" style:parent-style-name="Heading_20_1">
      <style:text-properties fo:language="ca" fo:country="ES" officeooo:rsid="004e6e87" officeooo:paragraph-rsid="008e0df1"/>
    </style:style>
    <style:style style:name="P104" style:family="paragraph" style:parent-style-name="Heading_20_1">
      <style:text-properties fo:language="ca" fo:country="ES" officeooo:paragraph-rsid="0091aa2c"/>
    </style:style>
    <style:style style:name="P105" style:family="paragraph" style:parent-style-name="Heading_20_1">
      <style:text-properties fo:language="ca" fo:country="ES" officeooo:paragraph-rsid="0095680f"/>
    </style:style>
    <style:style style:name="P106" style:family="paragraph" style:parent-style-name="Heading_20_1">
      <style:text-properties fo:language="ca" fo:country="ES" officeooo:paragraph-rsid="009a6cc4"/>
    </style:style>
    <style:style style:name="P107"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8" style:family="paragraph" style:parent-style-name="Heading_20_2">
      <style:text-properties fo:language="ca" fo:country="ES" officeooo:rsid="004e6e87" officeooo:paragraph-rsid="004e6e87"/>
    </style:style>
    <style:style style:name="P109" style:family="paragraph" style:parent-style-name="Heading_20_2">
      <style:text-properties fo:language="ca" fo:country="ES" officeooo:rsid="004e6e87" officeooo:paragraph-rsid="006402eb"/>
    </style:style>
    <style:style style:name="P110" style:family="paragraph" style:parent-style-name="Heading_20_2">
      <style:text-properties fo:language="ca" fo:country="ES" officeooo:rsid="004e6e87" officeooo:paragraph-rsid="007ec257"/>
    </style:style>
    <style:style style:name="P111" style:family="paragraph" style:parent-style-name="Heading_20_2">
      <style:text-properties fo:language="ca" fo:country="ES" officeooo:rsid="004e6e87" officeooo:paragraph-rsid="008034f8"/>
    </style:style>
    <style:style style:name="P112" style:family="paragraph" style:parent-style-name="Heading_20_2">
      <style:text-properties fo:language="ca" fo:country="ES" officeooo:rsid="004e6e87" officeooo:paragraph-rsid="008a50ad"/>
    </style:style>
    <style:style style:name="P113" style:family="paragraph" style:parent-style-name="Heading_20_2">
      <style:text-properties fo:language="ca" fo:country="ES" officeooo:rsid="004e6e87" officeooo:paragraph-rsid="008c309e"/>
    </style:style>
    <style:style style:name="P114" style:family="paragraph" style:parent-style-name="Heading_20_2">
      <style:text-properties fo:language="ca" fo:country="ES" officeooo:rsid="004e6e87" officeooo:paragraph-rsid="008e0df1"/>
    </style:style>
    <style:style style:name="P115" style:family="paragraph" style:parent-style-name="Heading_20_2">
      <style:text-properties fo:language="ca" fo:country="ES" officeooo:rsid="004e6e87" officeooo:paragraph-rsid="0091aa2c"/>
    </style:style>
    <style:style style:name="P116" style:family="paragraph" style:parent-style-name="Heading_20_2">
      <style:text-properties fo:language="ca" fo:country="ES" officeooo:rsid="004e6e87" officeooo:paragraph-rsid="0095680f"/>
    </style:style>
    <style:style style:name="P117" style:family="paragraph" style:parent-style-name="Heading_20_2">
      <style:text-properties fo:language="ca" fo:country="ES" officeooo:rsid="004e6e87" officeooo:paragraph-rsid="009a6cc4"/>
    </style:style>
    <style:style style:name="P118" style:family="paragraph" style:parent-style-name="Heading_20_2">
      <style:text-properties officeooo:paragraph-rsid="006402eb"/>
    </style:style>
    <style:style style:name="P119" style:family="paragraph" style:parent-style-name="Heading_20_2">
      <style:text-properties officeooo:paragraph-rsid="007ec257"/>
    </style:style>
    <style:style style:name="P120" style:family="paragraph" style:parent-style-name="Heading_20_2">
      <style:text-properties officeooo:paragraph-rsid="008034f8"/>
    </style:style>
    <style:style style:name="P121" style:family="paragraph" style:parent-style-name="Heading_20_2">
      <style:text-properties officeooo:paragraph-rsid="008a50ad"/>
    </style:style>
    <style:style style:name="P122" style:family="paragraph" style:parent-style-name="Heading_20_2">
      <style:text-properties officeooo:paragraph-rsid="008c309e"/>
    </style:style>
    <style:style style:name="P123" style:family="paragraph" style:parent-style-name="Heading_20_2">
      <style:text-properties officeooo:paragraph-rsid="008e0df1"/>
    </style:style>
    <style:style style:name="P124" style:family="paragraph" style:parent-style-name="Heading_20_2">
      <style:text-properties officeooo:paragraph-rsid="00a023b2"/>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3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34"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7" style:family="paragraph" style:parent-style-name="Heading_20_3">
      <style:text-properties officeooo:rsid="005969a7" officeooo:paragraph-rsid="005969a7"/>
    </style:style>
    <style:style style:name="P138" style:family="paragraph" style:parent-style-name="Heading_20_3">
      <style:text-properties officeooo:rsid="005969a7" officeooo:paragraph-rsid="006402eb"/>
    </style:style>
    <style:style style:name="P139" style:family="paragraph" style:parent-style-name="Heading_20_3">
      <style:text-properties officeooo:paragraph-rsid="004ead5c"/>
    </style:style>
    <style:style style:name="P140" style:family="paragraph" style:parent-style-name="Heading_20_3">
      <style:text-properties fo:language="ca" fo:country="ES" officeooo:rsid="005af419" officeooo:paragraph-rsid="005af419" style:language-asian="en" style:country-asian="US"/>
    </style:style>
    <style:style style:name="P141" style:family="paragraph" style:parent-style-name="Heading_20_3">
      <style:text-properties fo:language="ca" fo:country="ES" officeooo:rsid="005af419" officeooo:paragraph-rsid="006402eb" style:language-asian="en" style:country-asian="US"/>
    </style:style>
    <style:style style:name="P142" style:family="paragraph" style:parent-style-name="Heading_20_3">
      <style:text-properties fo:language="ca" fo:country="ES" officeooo:rsid="004aeefc" officeooo:paragraph-rsid="005af419" style:language-asian="en" style:country-asian="US"/>
    </style:style>
    <style:style style:name="P143" style:family="paragraph" style:parent-style-name="Heading_20_3">
      <style:text-properties fo:language="ca" fo:country="ES" officeooo:rsid="004aeefc" officeooo:paragraph-rsid="006402eb" style:language-asian="en" style:country-asian="US"/>
    </style:style>
    <style:style style:name="P144" style:family="paragraph" style:parent-style-name="Heading_20_3">
      <style:text-properties fo:language="ca" fo:country="ES" officeooo:rsid="004aeefc" officeooo:paragraph-rsid="007ec257" style:language-asian="en" style:country-asian="US"/>
    </style:style>
    <style:style style:name="P145" style:family="paragraph" style:parent-style-name="Heading_20_3">
      <style:text-properties fo:language="ca" fo:country="ES" officeooo:rsid="004aeefc" officeooo:paragraph-rsid="008034f8" style:language-asian="en" style:country-asian="US"/>
    </style:style>
    <style:style style:name="P146" style:family="paragraph" style:parent-style-name="Heading_20_3">
      <style:text-properties fo:language="ca" fo:country="ES" officeooo:rsid="004aeefc" officeooo:paragraph-rsid="008a50ad" style:language-asian="en" style:country-asian="US"/>
    </style:style>
    <style:style style:name="P147" style:family="paragraph" style:parent-style-name="Heading_20_3">
      <style:text-properties fo:language="ca" fo:country="ES" officeooo:rsid="004aeefc" officeooo:paragraph-rsid="008e0df1" style:language-asian="en" style:country-asian="US"/>
    </style:style>
    <style:style style:name="P148" style:family="paragraph" style:parent-style-name="Heading_20_3">
      <style:text-properties fo:language="ca" fo:country="ES" officeooo:rsid="004aeefc" officeooo:paragraph-rsid="0094f281" style:language-asian="en" style:country-asian="US"/>
    </style:style>
    <style:style style:name="P149" style:family="paragraph" style:parent-style-name="Heading_20_3">
      <style:text-properties fo:language="ca" fo:country="ES" officeooo:rsid="004aeefc" officeooo:paragraph-rsid="0095680f" style:language-asian="en" style:country-asian="US"/>
    </style:style>
    <style:style style:name="P150" style:family="paragraph" style:parent-style-name="Heading_20_3">
      <style:text-properties fo:language="ca" fo:country="ES" officeooo:rsid="0098a5ba" officeooo:paragraph-rsid="0098a5ba" style:language-asian="en" style:country-asian="US"/>
    </style:style>
    <style:style style:name="P151" style:family="paragraph" style:parent-style-name="Heading_20_3">
      <style:text-properties fo:language="ca" fo:country="ES" officeooo:rsid="004aeefc" officeooo:paragraph-rsid="008d116b" fo:background-color="transparent" style:language-asian="en" style:country-asian="US"/>
    </style:style>
    <style:style style:name="P152" style:family="paragraph" style:parent-style-name="Heading_20_3">
      <style:text-properties officeooo:paragraph-rsid="006402eb"/>
    </style:style>
    <style:style style:name="P153" style:family="paragraph" style:parent-style-name="Heading_20_3">
      <style:text-properties officeooo:paragraph-rsid="00a1e6e4"/>
    </style:style>
    <style:style style:name="P15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5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5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5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5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6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69"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0"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71"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72"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73"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74"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75"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76"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77"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78"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79"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0" style:family="paragraph" style:parent-style-name="List_20_Contents" style:list-style-name="L3">
      <style:paragraph-properties fo:margin-top="0.199cm" fo:margin-bottom="0.199cm" style:contextual-spacing="false"/>
      <style:text-properties officeooo:rsid="005969a7" officeooo:paragraph-rsid="005969a7"/>
    </style:style>
    <style:style style:name="P181" style:family="paragraph" style:parent-style-name="List_20_Contents" style:list-style-name="L4">
      <style:paragraph-properties fo:margin-top="0.199cm" fo:margin-bottom="0.199cm" style:contextual-spacing="false"/>
      <style:text-properties officeooo:rsid="0058995d" officeooo:paragraph-rsid="0058995d"/>
    </style:style>
    <style:style style:name="P182"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83"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4"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85"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86"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187" style:family="paragraph" style:parent-style-name="Standard" style:list-style-name="">
      <style:text-properties fo:language="ca" fo:country="ES" officeooo:paragraph-rsid="000b1b47"/>
    </style:style>
    <style:style style:name="P188" style:family="paragraph" style:parent-style-name="Standard" style:list-style-name="L2">
      <style:text-properties officeooo:rsid="005ff739" officeooo:paragraph-rsid="005969a7"/>
    </style:style>
    <style:style style:name="P189" style:family="paragraph" style:parent-style-name="Standard" style:list-style-name="L6">
      <style:text-properties officeooo:rsid="005ff739" officeooo:paragraph-rsid="006402eb"/>
    </style:style>
    <style:style style:name="P190" style:family="paragraph" style:parent-style-name="Standard" style:list-style-name="L6">
      <style:text-properties officeooo:rsid="006402eb" officeooo:paragraph-rsid="006402eb"/>
    </style:style>
    <style:style style:name="P191" style:family="paragraph" style:parent-style-name="Standard" style:list-style-name="L6">
      <style:text-properties officeooo:rsid="0065ddb6" officeooo:paragraph-rsid="0065ddb6"/>
    </style:style>
    <style:style style:name="P192" style:family="paragraph" style:parent-style-name="Standard" style:list-style-name="L6">
      <style:text-properties officeooo:rsid="00672415" officeooo:paragraph-rsid="00672415"/>
    </style:style>
    <style:style style:name="P193" style:family="paragraph" style:parent-style-name="Standard" style:list-style-name="L24">
      <style:text-properties officeooo:paragraph-rsid="0091aa2c"/>
    </style:style>
    <style:style style:name="P194" style:family="paragraph" style:parent-style-name="Standard" style:list-style-name="L25">
      <style:text-properties officeooo:rsid="0091aa2c" officeooo:paragraph-rsid="0091aa2c"/>
    </style:style>
    <style:style style:name="P195"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196" style:family="paragraph" style:parent-style-name="Standard" style:list-style-name="">
      <style:paragraph-properties fo:break-before="page"/>
      <style:text-properties fo:language="ca" fo:country="ES" officeooo:paragraph-rsid="000b1b47"/>
    </style:style>
    <style:style style:name="P197"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8"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199"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0"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01"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02"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03"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04"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5"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6"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7"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8"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09" style:family="paragraph" style:parent-style-name="Standard" style:list-style-name="L9">
      <style:paragraph-properties fo:margin-top="0.199cm" fo:margin-bottom="0.199cm" style:contextual-spacing="false"/>
      <style:text-properties officeooo:paragraph-rsid="00672415"/>
    </style:style>
    <style:style style:name="P210" style:family="paragraph" style:parent-style-name="Standard" style:list-style-name="L14">
      <style:paragraph-properties fo:margin-top="0.199cm" fo:margin-bottom="0.199cm" style:contextual-spacing="false"/>
      <style:text-properties officeooo:rsid="00828906" officeooo:paragraph-rsid="007ec257"/>
    </style:style>
    <style:style style:name="P211"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2"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13"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14"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15"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6"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217" style:family="paragraph" style:parent-style-name="Text_20_body" style:list-style-name="L1">
      <style:text-properties fo:language="ca" fo:country="ES" officeooo:rsid="00585e4a" officeooo:paragraph-rsid="00585e4a" fo:background-color="#ffff00"/>
    </style:style>
    <style:style style:name="P218" style:family="paragraph" style:parent-style-name="Text_20_body" style:list-style-name="L1">
      <style:text-properties fo:language="ca" fo:country="ES" officeooo:rsid="00585e4a" officeooo:paragraph-rsid="006402eb" fo:background-color="#ffff00"/>
    </style:style>
    <style:style style:name="P219" style:family="paragraph" style:parent-style-name="Text_20_body" style:list-style-name="L11">
      <style:text-properties fo:language="ca" fo:country="ES" officeooo:rsid="00585e4a" officeooo:paragraph-rsid="007ec257" fo:background-color="#ffff00"/>
    </style:style>
    <style:style style:name="P220" style:family="paragraph" style:parent-style-name="Text_20_body" style:list-style-name="L11">
      <style:text-properties fo:language="ca" fo:country="ES" officeooo:rsid="00585e4a" officeooo:paragraph-rsid="008034f8" fo:background-color="#ffff00"/>
    </style:style>
    <style:style style:name="P221" style:family="paragraph" style:parent-style-name="Text_20_body" style:list-style-name="L11">
      <style:text-properties fo:language="ca" fo:country="ES" officeooo:rsid="00585e4a" officeooo:paragraph-rsid="008a50ad" fo:background-color="#ffff00"/>
    </style:style>
    <style:style style:name="P222"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23"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24"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25"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2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2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2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2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3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31"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3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style>
    <style:style style:name="P23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3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3abd2" officeooo:paragraph-rsid="00a3abd2"/>
    </style:style>
    <style:style style:name="P235" style:family="paragraph" style:parent-style-name="Text_20_body">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3abd2" officeooo:paragraph-rsid="00a3abd2"/>
    </style:style>
    <style:style style:name="P236" style:family="paragraph">
      <loext:graphic-properties draw:fill="none"/>
      <style:paragraph-properties fo:text-align="start"/>
    </style:style>
    <style:style style:name="P237"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fo:font-weight="bold" officeooo:rsid="008a50ad" style:font-size-asian="11pt" style:font-weight-asian="bold" style:font-size-complex="11pt" style:font-weight-complex="bold"/>
    </style:style>
    <style:style style:name="T58" style:family="text">
      <style:text-properties style:font-name="Noto Sans" fo:font-size="11pt" fo:font-weight="bold" officeooo:rsid="008d116b" style:font-size-asian="11pt" style:font-weight-asian="bold" style:font-size-complex="11pt" style:font-weight-complex="bold"/>
    </style:style>
    <style:style style:name="T59" style:family="text">
      <style:text-properties style:font-name="Noto Sans" fo:font-size="11pt" fo:font-weight="bold" officeooo:rsid="008ebea4" style:font-size-asian="11pt" style:font-weight-asian="bold" style:font-size-complex="11pt" style:font-weight-complex="bold"/>
    </style:style>
    <style:style style:name="T60" style:family="text">
      <style:text-properties style:font-name="Noto Sans" fo:font-size="11pt" fo:font-weight="bold" officeooo:rsid="0094f281" style:font-size-asian="11pt" style:font-weight-asian="bold" style:font-size-complex="11pt" style:font-weight-complex="bold"/>
    </style:style>
    <style:style style:name="T61" style:family="text">
      <style:text-properties style:font-name="Noto Sans" fo:font-size="11pt" fo:font-weight="bold" officeooo:rsid="0095680f" style:font-size-asian="11pt" style:font-weight-asian="bold" style:font-size-complex="11pt" style:font-weight-complex="bold"/>
    </style:style>
    <style:style style:name="T62"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3" style:family="text">
      <style:text-properties officeooo:rsid="007891d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7d10c9"/>
    </style:style>
    <style:style style:name="T66" style:family="text">
      <style:text-properties officeooo:rsid="0082eefb"/>
    </style:style>
    <style:style style:name="T67" style:family="text">
      <style:text-properties officeooo:rsid="008034f8"/>
    </style:style>
    <style:style style:name="T68" style:family="text">
      <style:text-properties officeooo:rsid="00838f03"/>
    </style:style>
    <style:style style:name="T69" style:family="text">
      <style:text-properties officeooo:rsid="0083ce00"/>
    </style:style>
    <style:style style:name="T70" style:family="text">
      <style:text-properties officeooo:rsid="0085bcbe"/>
    </style:style>
    <style:style style:name="T71" style:family="text">
      <style:text-properties fo:font-weight="normal" style:font-weight-asian="normal" style:font-weight-complex="normal"/>
    </style:style>
    <style:style style:name="T72" style:family="text">
      <style:text-properties fo:font-weight="normal" officeooo:rsid="0085bcbe" style:font-weight-asian="normal" style:font-weight-complex="normal"/>
    </style:style>
    <style:style style:name="T73" style:family="text">
      <style:text-properties fo:font-weight="normal" officeooo:rsid="00585e4a" style:font-weight-asian="normal" style:font-weight-complex="normal"/>
    </style:style>
    <style:style style:name="T74" style:family="text">
      <style:text-properties fo:font-weight="normal" officeooo:rsid="00a1e6e4" style:font-weight-asian="normal" style:font-weight-complex="normal"/>
    </style:style>
    <style:style style:name="T75" style:family="text">
      <style:text-properties officeooo:rsid="00878a95"/>
    </style:style>
    <style:style style:name="T76" style:family="text">
      <style:text-properties style:font-name="Noto Sans2" fo:font-size="16pt" fo:font-weight="bold" officeooo:rsid="008a50ad" style:letter-kerning="true" style:font-name-asian="Times New Roman" style:font-size-asian="16pt" style:language-asian="en" style:country-asian="US" style:font-weight-asian="bold" style:font-size-complex="16pt" style:font-weight-complex="bold"/>
    </style:style>
    <style:style style:name="T77" style:family="text">
      <style:text-properties style:font-name="Noto Sans2" fo:font-size="16pt" fo:font-weight="bold" officeooo:rsid="008c309e" style:letter-kerning="true" style:font-name-asian="Times New Roman" style:font-size-asian="16pt" style:language-asian="en" style:country-asian="US" style:font-weight-asian="bold" style:font-size-complex="16pt" style:font-weight-complex="bold"/>
    </style:style>
    <style:style style:name="T78" style:family="text">
      <style:text-properties style:font-name="Noto Sans2" fo:font-size="16pt" fo:font-weight="bold" officeooo:rsid="008e0df1" style:letter-kerning="true" style:font-name-asian="Times New Roman" style:font-size-asian="16pt" style:language-asian="en" style:country-asian="US" style:font-weight-asian="bold" style:font-size-complex="16pt" style:font-weight-complex="bold"/>
    </style:style>
    <style:style style:name="T79" style:family="text">
      <style:text-properties style:font-name="Noto Sans2" fo:font-size="16pt" fo:font-weight="bold" officeooo:rsid="00930b25" style:letter-kerning="true" style:font-name-asian="Times New Roman" style:font-size-asian="16pt" style:language-asian="en" style:country-asian="US" style:font-weight-asian="bold" style:font-size-complex="16pt" style:font-weight-complex="bold"/>
    </style:style>
    <style:style style:name="T80" style:family="text">
      <style:text-properties style:font-name="Noto Sans2" fo:font-size="16pt" fo:font-weight="bold" officeooo:rsid="0095680f" style:letter-kerning="true" style:font-name-asian="Times New Roman" style:font-size-asian="16pt" style:language-asian="en" style:country-asian="US" style:font-weight-asian="bold" style:font-size-complex="16pt" style:font-weight-complex="bold"/>
    </style:style>
    <style:style style:name="T81" style:family="text">
      <style:text-properties style:font-name="Noto Sans2" fo:font-size="16pt" fo:font-weight="bold" officeooo:rsid="009a6cc4" style:letter-kerning="true" style:font-name-asian="Times New Roman" style:font-size-asian="16pt" style:language-asian="en" style:country-asian="US" style:font-weight-asian="bold" style:font-size-complex="16pt" style:font-weight-complex="bold"/>
    </style:style>
    <style:style style:name="T82" style:family="text">
      <style:text-properties style:font-name="Noto Sans2" fo:font-size="16pt" fo:font-weight="bold" officeooo:rsid="009d843a" style:letter-kerning="true" style:font-name-asian="Times New Roman" style:font-size-asian="16pt" style:language-asian="en" style:country-asian="US" style:font-weight-asian="bold" style:font-size-complex="16pt" style:font-weight-complex="bold"/>
    </style:style>
    <style:style style:name="T83" style:family="text">
      <style:text-properties officeooo:rsid="008e8966"/>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officeooo:rsid="0091aa2c"/>
    </style:style>
    <style:style style:name="T87" style:family="text">
      <style:text-properties style:font-name="Bariol Regular" fo:font-size="12pt" fo:font-style="italic" fo:font-weight="bold" officeooo:rsid="0091aa2c" style:font-size-asian="13pt" style:font-weight-asian="bold" style:font-name-complex="Arial" style:font-size-complex="13pt" style:font-weight-complex="bold"/>
    </style:style>
    <style:style style:name="T88" style:family="text">
      <style:text-properties style:font-name="Bariol Regular" fo:font-size="12pt" fo:font-style="italic" fo:font-weight="bold" officeooo:rsid="00a1e6e4" style:font-size-asian="13pt" style:language-asian="en" style:country-asian="US" style:font-weight-asian="bold" style:font-name-complex="Arial" style:font-size-complex="13pt" style:font-weight-complex="bold"/>
    </style:style>
    <style:style style:name="T89" style:family="text">
      <style:text-properties officeooo:rsid="00585e4a" style:language-asian="en" style:country-asian="US"/>
    </style:style>
    <style:style style:name="T90" style:family="text">
      <style:text-properties officeooo:rsid="00591cff" style:language-asian="en" style:country-asian="US"/>
    </style:style>
    <style:style style:name="T91" style:family="text">
      <style:text-properties officeooo:rsid="0098a5ba"/>
    </style:style>
    <style:style style:name="T92" style:family="text">
      <style:text-properties officeooo:rsid="009b8b89"/>
    </style:style>
    <style:style style:name="T93" style:family="text">
      <style:text-properties officeooo:rsid="00a3abd2"/>
    </style:style>
    <style:style style:name="T94" style:family="text">
      <style:text-properties fo:font-size="11pt" officeooo:rsid="00a3abd2" style:font-size-asian="11pt" style:language-asian="en" style:country-asian="US" style:font-size-complex="11pt"/>
    </style:style>
    <style:style style:name="T95" style:family="text">
      <style:text-properties fo:font-size="11pt" fo:font-weight="bold" officeooo:rsid="00a3abd2" style:font-size-asian="11pt" style:language-asian="en" style:country-asian="US"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Manual d<text:span text:style-name="T14">e Migració de Versions </text:span>de <text:span text:style-name="T7">CARPETA</text:span></text:p>
      <text:p text:style-name="P7"><text:span text:style-name="T12">Informació de les tasques a realitzar durant l'actualització de versions de </text:span><text:span text:style-name="T6">CARPETA</text:span></text:p>
      <text:p text:style-name="P9"><draw:frame draw:style-name="fr1" draw:name="gràfics2" text:anchor-type="char" svg:x="-3.099cm" svg:y="8.299cm" svg:width="5.74cm" svg:height="5.399cm" draw:z-index="21"><draw:image xlink:href="Pictures/10000201000003BE0000034802FE2B30717D58DE.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6">Índex</text:p>
          </text:index-title>
          <text:p text:style-name="P90"><text:a xlink:type="simple" xlink:href="#__RefHeading___Toc3280_64491606" text:style-name="Index_20_Link" text:visited-style-name="Index_20_Link">Historial de versions<text:tab/>3</text:a></text:p>
          <text:p text:style-name="P90"><text:a xlink:type="simple" xlink:href="#__RefHeading___Toc5636_2443218625" text:style-name="Index_20_Link" text:visited-style-name="Index_20_Link">1. Introducció<text:tab/>4</text:a></text:p>
          <text:p text:style-name="P90"><text:a xlink:type="simple" xlink:href="#__RefHeading___Toc5638_2443218625" text:style-name="Index_20_Link" text:visited-style-name="Index_20_Link">2. Versió 1.1.0<text:tab/>4</text:a></text:p>
          <text:p text:style-name="P90"><text:a xlink:type="simple" xlink:href="#__RefHeading___Toc1419_2224171145" text:style-name="Index_20_Link" text:visited-style-name="Index_20_Link">3. Migració de 1.1.5 a 1.1.6<text:tab/>4</text:a></text:p>
          <text:p text:style-name="P91"><text:a xlink:type="simple" xlink:href="#__RefHeading___Toc5640_2443218625" text:style-name="Index_20_Link" text:visited-style-name="Index_20_Link">3.1. Llistat de Millores Github<text:tab/>4</text:a></text:p>
          <text:p text:style-name="P91"><text:a xlink:type="simple" xlink:href="#__RefHeading___Toc1864_1972297109" text:style-name="Index_20_Link" text:visited-style-name="Index_20_Link">3.2. Canvis Web Back<text:tab/>4</text:a></text:p>
          <text:p text:style-name="P91"><text:a xlink:type="simple" xlink:href="#__RefHeading___Toc1868_1972297109" text:style-name="Index_20_Link" text:visited-style-name="Index_20_Link">3.3. Canvis Web Front<text:tab/>5</text:a></text:p>
          <text:p text:style-name="P91"><text:a xlink:type="simple" xlink:href="#__RefHeading___Toc1870_1972297109" text:style-name="Index_20_Link" text:visited-style-name="Index_20_Link">3.4. Sistemes<text:tab/>5</text:a></text:p>
          <text:p text:style-name="P91"><text:a xlink:type="simple" xlink:href="#__RefHeading___Toc1872_1972297109" text:style-name="Index_20_Link" text:visited-style-name="Index_20_Link">3.5. Desenvolupador<text:tab/>5</text:a></text:p>
          <text:p text:style-name="P91"><text:a xlink:type="simple" xlink:href="#__RefHeading___Toc1874_1972297109" text:style-name="Index_20_Link" text:visited-style-name="Index_20_Link">3.6. Altres<text:tab/>5</text:a></text:p>
          <text:p text:style-name="P90"><text:a xlink:type="simple" xlink:href="#__RefHeading___Toc1419_22241711451" text:style-name="Index_20_Link" text:visited-style-name="Index_20_Link">4. Migració de 1.1.6 a 1.1.7<text:tab/>6</text:a></text:p>
          <text:p text:style-name="P91"><text:a xlink:type="simple" xlink:href="#__RefHeading___Toc5640_24432186251" text:style-name="Index_20_Link" text:visited-style-name="Index_20_Link">4.1. Llistat de Millores Github<text:tab/>6</text:a></text:p>
          <text:p text:style-name="P91"><text:a xlink:type="simple" xlink:href="#__RefHeading___Toc1864_19722971091" text:style-name="Index_20_Link" text:visited-style-name="Index_20_Link">4.2. Canvis Web Back<text:tab/>6</text:a></text:p>
          <text:p text:style-name="P91"><text:a xlink:type="simple" xlink:href="#__RefHeading___Toc1868_19722971091" text:style-name="Index_20_Link" text:visited-style-name="Index_20_Link">4.3. Canvis Web Front<text:tab/>7</text:a></text:p>
          <text:p text:style-name="P91"><text:a xlink:type="simple" xlink:href="#__RefHeading___Toc1870_19722971091" text:style-name="Index_20_Link" text:visited-style-name="Index_20_Link">4.4. Sistemes<text:tab/>7</text:a></text:p>
          <text:p text:style-name="P91"><text:a xlink:type="simple" xlink:href="#__RefHeading___Toc1872_19722971091" text:style-name="Index_20_Link" text:visited-style-name="Index_20_Link">4.5. Desenvolupador<text:tab/>8</text:a></text:p>
          <text:p text:style-name="P91"><text:a xlink:type="simple" xlink:href="#__RefHeading___Toc1874_19722971091" text:style-name="Index_20_Link" text:visited-style-name="Index_20_Link">4.6. Altres<text:tab/>8</text:a></text:p>
          <text:p text:style-name="P90"><text:a xlink:type="simple" xlink:href="#__RefHeading___Toc639_2443939350" text:style-name="Index_20_Link" text:visited-style-name="Index_20_Link">5. Migració de 1.1.7 a 1.1.8<text:tab/>8</text:a></text:p>
          <text:p text:style-name="P91"><text:a xlink:type="simple" xlink:href="#__RefHeading___Toc4524_596115327" text:style-name="Index_20_Link" text:visited-style-name="Index_20_Link">5.1. Llistat de Millores Github<text:tab/>8</text:a></text:p>
          <text:p text:style-name="P91"><text:a xlink:type="simple" xlink:href="#__RefHeading___Toc1864_197229710911" text:style-name="Index_20_Link" text:visited-style-name="Index_20_Link">5.2. Canvis Web Back<text:tab/>8</text:a></text:p>
          <text:p text:style-name="P91"><text:a xlink:type="simple" xlink:href="#__RefHeading___Toc4526_596115327" text:style-name="Index_20_Link" text:visited-style-name="Index_20_Link">5.3. Canvis Web Front<text:tab/>9</text:a></text:p>
          <text:p text:style-name="P91"><text:a xlink:type="simple" xlink:href="#__RefHeading___Toc4528_596115327" text:style-name="Index_20_Link" text:visited-style-name="Index_20_Link">5.4. Sistemes<text:tab/>9</text:a></text:p>
          <text:p text:style-name="P91"><text:a xlink:type="simple" xlink:href="#__RefHeading___Toc1866_19722971091" text:style-name="Index_20_Link" text:visited-style-name="Index_20_Link">5.5. Desenvolupador<text:tab/>9</text:a></text:p>
          <text:p text:style-name="P90"><text:a xlink:type="simple" xlink:href="#__RefHeading___Toc4530_596115327" text:style-name="Index_20_Link" text:visited-style-name="Index_20_Link">6. Migració de 1.1.8 a 1.1.9<text:tab/>10</text:a></text:p>
          <text:p text:style-name="P91"><text:a xlink:type="simple" xlink:href="#__RefHeading___Toc4532_596115327" text:style-name="Index_20_Link" text:visited-style-name="Index_20_Link">6.1. Llistat de Millores Github<text:tab/>10</text:a></text:p>
          <text:p text:style-name="P91"><text:a xlink:type="simple" xlink:href="#__RefHeading___Toc1864_1972297109111" text:style-name="Index_20_Link" text:visited-style-name="Index_20_Link">6.2. Canvis Web Back<text:tab/>10</text:a></text:p>
          <text:p text:style-name="P91"><text:a xlink:type="simple" xlink:href="#__RefHeading___Toc4534_596115327" text:style-name="Index_20_Link" text:visited-style-name="Index_20_Link">6.3. Canvis Web Front<text:tab/>10</text:a></text:p>
          <text:p text:style-name="P91"><text:a xlink:type="simple" xlink:href="#__RefHeading___Toc4536_596115327" text:style-name="Index_20_Link" text:visited-style-name="Index_20_Link">6.4. Sistemes<text:tab/>11</text:a></text:p>
          <text:p text:style-name="P90"><text:a xlink:type="simple" xlink:href="#__RefHeading___Toc1040_109388940" text:style-name="Index_20_Link" text:visited-style-name="Index_20_Link">7. Migració de 1.1.9 a 1.1.10<text:tab/>11</text:a></text:p>
          <text:p text:style-name="P91"><text:a xlink:type="simple" xlink:href="#__RefHeading___Toc4524_5961153271" text:style-name="Index_20_Link" text:visited-style-name="Index_20_Link">7.1. Llistat de Millores Github<text:tab/>11</text:a></text:p>
          <text:p text:style-name="P91"><text:a xlink:type="simple" xlink:href="#__RefHeading___Toc1864_1972297109112" text:style-name="Index_20_Link" text:visited-style-name="Index_20_Link">7.2. Canvis Web Back<text:tab/>12</text:a></text:p>
          <text:p text:style-name="P91"><text:a xlink:type="simple" xlink:href="#__RefHeading___Toc1042_109388940" text:style-name="Index_20_Link" text:visited-style-name="Index_20_Link">7.3. Sistemes<text:tab/>12</text:a></text:p>
          <text:p text:style-name="P90"><text:a xlink:type="simple" xlink:href="#__RefHeading___Toc1040_1093889401" text:style-name="Index_20_Link" text:visited-style-name="Index_20_Link">8. Migració de 1.1.10 a 1.1.11<text:tab/>12</text:a></text:p>
          <text:p text:style-name="P91"><text:a xlink:type="simple" xlink:href="#__RefHeading___Toc4524_59611532711" text:style-name="Index_20_Link" text:visited-style-name="Index_20_Link">8.1. Llistat de Millores Github<text:tab/>12</text:a></text:p>
          <text:p text:style-name="P91"><text:a xlink:type="simple" xlink:href="#__RefHeading___Toc1864_19722971091121" text:style-name="Index_20_Link" text:visited-style-name="Index_20_Link">8.2. Canvis Web Back<text:tab/>13</text:a></text:p>
          <text:p text:style-name="P91"><text:soft-page-break/><text:a xlink:type="simple" xlink:href="#__RefHeading___Toc1042_1093889401" text:style-name="Index_20_Link" text:visited-style-name="Index_20_Link">8.3. Sistemes<text:tab/>14</text:a></text:p>
          <text:p text:style-name="P90"><text:a xlink:type="simple" xlink:href="#__RefHeading___Toc1447_1568045501" text:style-name="Index_20_Link" text:visited-style-name="Index_20_Link">9. Migració de 1.1.11 a 1.1.12<text:tab/>14</text:a></text:p>
          <text:p text:style-name="P91"><text:a xlink:type="simple" xlink:href="#__RefHeading___Toc4524_596115327111" text:style-name="Index_20_Link" text:visited-style-name="Index_20_Link">9.1. Llistat de Millores Github<text:tab/>14</text:a></text:p>
          <text:p text:style-name="P91"><text:a xlink:type="simple" xlink:href="#__RefHeading___Toc1864_197229710911211" text:style-name="Index_20_Link" text:visited-style-name="Index_20_Link">9.2. Canvis Web Back<text:tab/>15</text:a></text:p>
          <text:p text:style-name="P91"><text:a xlink:type="simple" xlink:href="#__RefHeading___Toc1042_10938894011" text:style-name="Index_20_Link" text:visited-style-name="Index_20_Link">9.3. Sistemes<text:tab/>15</text:a></text:p>
          <text:p text:style-name="P90"><text:a xlink:type="simple" xlink:href="#__RefHeading___Toc1449_1568045501" text:style-name="Index_20_Link" text:visited-style-name="Index_20_Link">10. Migració de 1.1.12 a 1.1.13<text:tab/>15</text:a></text:p>
          <text:p text:style-name="P91"><text:a xlink:type="simple" xlink:href="#__RefHeading___Toc4524_5961153271111" text:style-name="Index_20_Link" text:visited-style-name="Index_20_Link">10.1. Llistat de Millores Github<text:tab/>15</text:a></text:p>
          <text:p text:style-name="P91"><text:a xlink:type="simple" xlink:href="#__RefHeading___Toc4524_59611532711111" text:style-name="Index_20_Link" text:visited-style-name="Index_20_Link">10.2. Sistemes<text:tab/>15</text:a></text:p>
          <text:p text:style-name="P90"><text:a xlink:type="simple" xlink:href="#__RefHeading___Toc1449_15680455011" text:style-name="Index_20_Link" text:visited-style-name="Index_20_Link">11. Migració de 1.1.13 a 1.1.14<text:tab/>16</text:a></text:p>
          <text:p text:style-name="P91"><text:a xlink:type="simple" xlink:href="#__RefHeading___Toc4524_59611532711112" text:style-name="Index_20_Link" text:visited-style-name="Index_20_Link">11.1. Llistat de Millores Github<text:tab/>16</text:a></text:p>
          <text:p text:style-name="P91"><text:a xlink:type="simple" xlink:href="#__RefHeading___Toc4524_596115327111111" text:style-name="Index_20_Link" text:visited-style-name="Index_20_Link">11.2. Sistemes<text:tab/>16</text:a></text:p>
          <text:p text:style-name="P90"><text:a xlink:type="simple" xlink:href="#__RefHeading___Toc1449_156804550111" text:style-name="Index_20_Link" text:visited-style-name="Index_20_Link">12. Migració de 1.1.14 a 1.1.15<text:tab/>17</text:a></text:p>
          <text:p text:style-name="P91"><text:a xlink:type="simple" xlink:href="#__RefHeading___Toc4524_596115327111121" text:style-name="Index_20_Link" text:visited-style-name="Index_20_Link">12.1. Llistat de Millores Github<text:tab/>17</text:a></text:p>
          <text:p text:style-name="P91"><text:a xlink:type="simple" xlink:href="#__RefHeading___Toc1818_2543256757" text:style-name="Index_20_Link" text:visited-style-name="Index_20_Link">12.2. Canvis Web Back<text:tab/>17</text:a></text:p>
          <text:p text:style-name="P91"><text:a xlink:type="simple" xlink:href="#__RefHeading___Toc4524_5961153271111111" text:style-name="Index_20_Link" text:visited-style-name="Index_20_Link">12.3. Sistemes<text:tab/>17</text:a></text:p>
          <text:p text:style-name="P90"><text:a xlink:type="simple" xlink:href="#__RefHeading___Toc1449_1568045501111" text:style-name="Index_20_Link" text:visited-style-name="Index_20_Link">13. Migració de 1.1.15 a 1.1.16<text:tab/>18</text:a></text:p>
          <text:p text:style-name="P91"><text:a xlink:type="simple" xlink:href="#__RefHeading___Toc4524_5961153271111211" text:style-name="Index_20_Link" text:visited-style-name="Index_20_Link">13.1. Llistat de Millores Github<text:tab/>18</text:a></text:p>
          <text:p text:style-name="P91"><text:a xlink:type="simple" xlink:href="#__RefHeading___Toc4524_59611532711111111" text:style-name="Index_20_Link" text:visited-style-name="Index_20_Link">13.2. Sistemes<text:tab/>18</text:a></text:p>
        </text:index-body>
      </text:table-of-content>
      <text:h text:style-name="P92" text:outline-level="1"/>
      <text:h text:style-name="P92" text:outline-level="1"/>
      <text:h text:style-name="P93"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7">Data</text:p>
          </table:table-cell>
          <table:table-cell table:style-name="Taula2.A1" office:value-type="string">
            <text:p text:style-name="P36">Versió</text:p>
          </table:table-cell>
          <table:table-cell table:style-name="Taula2.A1" office:value-type="string">
            <text:p text:style-name="P36">Descripció</text:p>
          </table:table-cell>
          <table:table-cell table:style-name="Taula2.D1" office:value-type="string">
            <text:p text:style-name="P36">Autor</text:p>
          </table:table-cell>
        </table:table-row>
        <table:table-row table:style-name="Taula2.1">
          <table:table-cell table:style-name="Taula2.A2" office:value-type="date" office:date-value="2020-12-03">
            <text:p text:style-name="P32">03/12/20</text:p>
          </table:table-cell>
          <table:table-cell table:style-name="Taula2.B2" office:value-type="string">
            <text:p text:style-name="P33"><text:span text:style-name="T13">1</text:span>.0</text:p>
          </table:table-cell>
          <table:table-cell table:style-name="Taula2.C2" office:value-type="string">
            <text:p text:style-name="P34">Primera versió</text:p>
          </table:table-cell>
          <table:table-cell table:style-name="Taula2.D2" office:value-type="string">
            <text:p text:style-name="P35">anadal</text:p>
          </table:table-cell>
        </table:table-row>
      </table:table>
      <text:h text:style-name="P187" text:outline-level="1"/>
      <text:h text:style-name="P187" text:outline-level="1"/>
      <text:h text:style-name="P187" text:outline-level="1"/>
      <text:h text:style-name="P187" text:outline-level="1"/>
      <text:h text:style-name="P196" text:outline-level="1"/>
      <text:h text:style-name="P187" text:outline-level="1"/>
      <text:h text:style-name="P187" text:outline-level="1"/>
      <text:h text:style-name="P187" text:outline-level="1"/>
      <text:h text:style-name="P97" text:outline-level="1"><text:bookmark-start text:name="__RefHeading___Toc5636_2443218625"/>Introducció<text:bookmark-end text:name="__RefHeading___Toc5636_2443218625"/></text:h>
      <text:p text:style-name="P8"><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10"/>
      <text:h text:style-name="P98" text:outline-level="1"><text:bookmark-start text:name="__RefHeading___Toc5638_2443218625"/>Versió 1.<text:span text:style-name="T39">1</text:span>.0<text:bookmark-end text:name="__RefHeading___Toc5638_2443218625"/></text:h>
      <text:p text:style-name="P70"/>
      <text:p text:style-name="P70"><text:tab/>Per la instal·lació d’una versió neta del producte consulta el document «Manual d’Instal·lació»</text:p>
      <text:h text:style-name="P98"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8"><text:tab/></text:p>
      <text:h text:style-name="P108" text:outline-level="2"><text:bookmark-start text:name="__RefHeading___Toc5640_2443218625"/>Llistat de Millores <text:span text:style-name="T43">Github</text:span><text:bookmark-end text:name="__RefHeading___Toc5640_2443218625"/></text:h>
      <text:list xml:id="list4201512703" text:style-name="L1">
        <text:list-item>
          <text:p text:style-name="P217">FALTA: <text:span text:style-name="T41">ES DEFINEIX AL FINAL DEL PROJECT</text:span></text:p>
        </text:list-item>
      </text:list>
      <text:p text:style-name="P54"><text:tab/></text:p>
      <text:h text:style-name="Heading_20_2" text:outline-level="2"><text:bookmark-start text:name="__RefHeading___Toc1864_1972297109"/>Canvis <text:s/>Web <text:span text:style-name="T42">Back</text:span><text:bookmark-end text:name="__RefHeading___Toc1864_1972297109"/></text:h>
      <text:h text:style-name="P137" text:outline-level="3"><text:bookmark-start text:name="__RefHeading___Toc657_4016845891"/>Canvis SuperAdministrador<text:bookmark-end text:name="__RefHeading___Toc657_4016845891"/></text:h>
      <text:list xml:id="list1164541503" text:style-name="L2">
        <text:list-item>
          <text:p text:style-name="P188">Nou plugin de tipus front de Notib :requereix de <text:s/>configuració.</text:p>
        </text:list-item>
      </text:list>
      <text:p text:style-name="P18"/>
      <text:h text:style-name="P139" text:outline-level="3"><text:bookmark-start text:name="__RefHeading___Toc1866_1972297109"/>Canvis <text:span text:style-name="T42">Administrador d’Entitat</text:span><text:bookmark-end text:name="__RefHeading___Toc1866_1972297109"/></text:h>
      <text:list xml:id="list2757577221" text:style-name="L3">
        <text:list-item>
          <text:p text:style-name="P169">Ara quan entres va directament a la pipella amb més privilegis enlloc d’anar a la Presentació.</text:p>
        </text:list-item>
        <text:list-item>
          <text:p text:style-name="P180"><text:span text:style-name="T16">N</text:span><text:span text:style-name="T15">ous camps dins entitat de Suport FAQ, Dubtes/Queixes i Suport Tècnic.</text:span></text:p>
        </text:list-item>
        <text:list-item>
          <text:p text:style-name="P170"><text:soft-page-break/>Nou plugin notib: l’administrador d’entitat ha de decidir si el vol afegir a la seva entitat.</text:p>
        </text:list-item>
        <text:list-item>
          <text:p text:style-name="P171">Nou plugin de Dades Personals: actualment mostra les mateixes dades que l’opció de menú però en breu hauria d’incloure molta més informació obtinguda de PINBAL.</text:p>
        </text:list-item>
      </text:list>
      <text:p text:style-name="P49"><text:s/></text:p>
      <text:h text:style-name="P125" text:outline-level="2"><text:bookmark-start text:name="__RefHeading___Toc1868_1972297109"/>Canvis <text:span text:style-name="T42">Web Front</text:span><text:bookmark-end text:name="__RefHeading___Toc1868_1972297109"/></text:h>
      <text:list xml:id="list1424755328" text:style-name="L4">
        <text:list-item>
          <text:p text:style-name="P181"><text:span text:style-name="T17">B</text:span><text:span text:style-name="T15">arra d’accés </text:span><text:span text:style-name="T18">ràpid.</text:span></text:p>
          <text:p text:style-name="P182"/>
        </text:list-item>
      </text:list>
      <text:h text:style-name="Heading_20_2" text:outline-level="2"><text:bookmark-start text:name="__RefHeading___Toc1870_1972297109"/>Sistemes<text:bookmark-end text:name="__RefHeading___Toc1870_1972297109"/></text:h>
      <text:h text:style-name="P140" text:outline-level="3"><text:bookmark-start text:name="__RefHeading___Toc720_4016845891"/>Propietats de Sistema i Propietats Globals<text:bookmark-end text:name="__RefHeading___Toc720_4016845891"/></text:h>
      <text:list xml:id="list448694553" text:style-name="L5">
        <text:list-item>
          <text:p text:style-name="P173">Obligatorietat de definir el directori on guardar fitxers</text:p>
        </text:list-item>
      </text:list>
      <text:p text:style-name="P40"/>
      <text:h text:style-name="P142" text:outline-level="3"><text:bookmark-start text:name="__RefHeading___Toc722_4016845891"/>Actualitzar BBDD<text:bookmark-end text:name="__RefHeading___Toc722_4016845891"/></text:h>
      <text:p text:style-name="P43"><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11"/>
      <text:h text:style-name="P99"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2"><text:tab/></text:p>
      <text:h text:style-name="P109" text:outline-level="2"><text:bookmark-start text:name="__RefHeading___Toc5640_24432186251"/>Llistat de Millores <text:span text:style-name="T43">Github</text:span><text:bookmark-end text:name="__RefHeading___Toc5640_24432186251"/></text:h>
      <text:list xml:id="list132148567268422" text:continue-list="list4201512703" text:style-name="L1">
        <text:list-item>
          <text:p text:style-name="P218">FALTA: <text:span text:style-name="T41">ES DEFINEIX AL FINAL DEL PROJECT</text:span></text:p>
        </text:list-item>
      </text:list>
      <text:p text:style-name="P55"><text:tab/></text:p>
      <text:h text:style-name="P118" text:outline-level="2"><text:bookmark-start text:name="__RefHeading___Toc1864_19722971091"/>Canvis <text:s/>Web <text:span text:style-name="T42">Back</text:span><text:bookmark-end text:name="__RefHeading___Toc1864_19722971091"/></text:h>
      <text:h text:style-name="P138" text:outline-level="3"><text:bookmark-start text:name="__RefHeading___Toc657_40168458911"/>Canvis SuperAdministrador<text:bookmark-end text:name="__RefHeading___Toc657_40168458911"/></text:h>
      <text:list xml:id="list2588795522" text:style-name="L6">
        <text:list-item>
          <text:p text:style-name="P189">Nou plugin de <text:span text:style-name="T44">Dades Personals</text:span> :requereix de <text:s/>configuració.</text:p>
        </text:list-item>
        <text:list-item>
          <text:p text:style-name="P190">Els plugins permeten definir un logo a traves de propietats:</text:p>
        </text:list-item>
      </text:list>
      <table:table table:name="Taula3" table:style-name="Taula3">
        <table:table-column table:style-name="Taula3.A"/>
        <table:table-row table:style-name="TableLine2346979041664">
          <table:table-cell table:style-name="Taula3.A1" office:value-type="string">
            <text:p text:style-name="P81"><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2"/>
            <text:p text:style-name="Preformatted_20_Text"><text:span text:style-name="Source_20_Text"><text:span text:style-name="T45"># En aquest cas s'utilitza la icona definida dins del Plugin</text:span></text:span></text:p>
            <text:p text:style-name="P83"><text:span text:style-name="Source_20_Text"><text:span text:style-name="T45"># es.caib.carpeta.pluginsib.carpetafront.reactexample.logo=</text:span></text:span></text:p>
          </table:table-cell>
        </table:table-row>
      </table:table>
      <text:list xml:id="list132147206484079" text:continue-numbering="true" text:style-name="L6">
        <text:list-item>
          <text:p text:style-name="P191">Nova gestió d’Idiomes Suportats al Back/Front</text:p>
        </text:list-item>
        <text:list-item>
          <text:p text:style-name="P192">Afegir les següents propietats al Plugin de Dades Personals:</text:p>
        </text:list-item>
      </text:list>
      <table:table table:name="Taula6" table:style-name="Taula6">
        <table:table-column table:style-name="Taula6.A"/>
        <table:table-row table:style-name="TableLine2346979040304">
          <table:table-cell table:style-name="Taula6.A1" office:value-type="string">
            <text:p text:style-name="P75">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20"/>
      <text:p text:style-name="P19"/>
      <text:p text:style-name="P19"/>
      <text:h text:style-name="P152" text:outline-level="3"><text:bookmark-start text:name="__RefHeading___Toc1866_19722971092"/><text:soft-page-break/>Canvis <text:span text:style-name="T42">Administrador d’Entitat</text:span><text:bookmark-end text:name="__RefHeading___Toc1866_19722971092"/></text:h>
      <text:list xml:id="list132148393204678" text:continue-list="list2757577221" text:style-name="L3">
        <text:list-item>
          <text:p text:style-name="P172"><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26" text:outline-level="2"><text:bookmark-start text:name="__RefHeading___Toc1868_19722971091"/>Canvis <text:span text:style-name="T42">Web Front</text:span><text:bookmark-end text:name="__RefHeading___Toc1868_19722971091"/></text:h>
      <text:list xml:id="list3979055012" text:style-name="L7">
        <text:list-item>
          <text:p text:style-name="P174">S’inclou la possibilitat de reprendre tràmits anònims des de la pàgina principal.</text:p>
        </text:list-item>
      </text:list>
      <text:h text:style-name="P118" text:outline-level="2"><text:bookmark-start text:name="__RefHeading___Toc1870_19722971091"/>Sistemes<text:bookmark-end text:name="__RefHeading___Toc1870_19722971091"/></text:h>
      <text:h text:style-name="P141" text:outline-level="3"><text:bookmark-start text:name="__RefHeading___Toc720_40168458911"/>Propietats de Sistema i Propietats Globals<text:bookmark-end text:name="__RefHeading___Toc720_40168458911"/></text:h>
      <text:list xml:id="list1865092890" text:style-name="L8">
        <text:list-item>
          <text:p text:style-name="P176">Afegir propietat de descripció de l’aplicació usada per fer consultes a LoginIB. Es troba en el fitxer carpeta.properties:</text:p>
        </text:list-item>
      </text:list>
      <table:table table:name="Taula4" table:style-name="Taula4">
        <table:table-column table:style-name="Taula4.A"/>
        <table:table-row table:style-name="TableLine2346979032688">
          <table:table-cell table:style-name="Taula4.A1" office:value-type="string">
            <text:p text:style-name="P73">es.caib.carpeta.loginib.aplicaciondescripcion=CARPETA</text:p>
          </table:table-cell>
        </table:table-row>
      </table:table>
      <text:list xml:id="list2590133907" text:style-name="L9">
        <text:list-item>
          <text:p text:style-name="P175">Per l’ús de la tramitació anònima és necessari la definició de les següents propietats al fitxer carpeta.system.properties. </text:p>
        </text:list-item>
      </text:list>
      <table:table table:name="Tabla1" table:style-name="Tabla1">
        <table:table-column table:style-name="Tabla1.A"/>
        <table:table-row table:style-name="TableLine2346979029424">
          <table:table-cell table:style-name="Tabla1.A1" office:value-type="string">
            <text:p text:style-name="P74">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32147870432843" text:continue-numbering="true" text:style-name="L9">
        <text:list-item>
          <text:p text:style-name="P197">Eliminar del fitxer carpeta.properties l’entrada «es.caib.carpeta.notificaciones.url»</text:p>
        </text:list-item>
        <text:list-item>
          <text:p text:style-name="P209"><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346979034048">
          <table:table-cell table:style-name="Taula5.A1" office:value-type="string">
            <text:p text:style-name="P8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84"/>
      <text:h text:style-name="P143" text:outline-level="3"><text:bookmark-start text:name="__RefHeading___Toc722_40168458911"/>Actualitzar BBDD<text:bookmark-end text:name="__RefHeading___Toc722_40168458911"/></text:h>
      <text:p text:style-name="P43"><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41"><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18" text:outline-level="2"><text:bookmark-start text:name="__RefHeading___Toc1872_19722971091"/>Desenvolupador<text:bookmark-end text:name="__RefHeading___Toc1872_19722971091"/></text:h>
      <text:list xml:id="list2475960189" text:style-name="L10">
        <text:list-item>
          <text:p text:style-name="P177">S’han canviat els packages del projecte de persistència de es.caib.carpeta.jpa a es.caib.carpeta.persistence</text:p>
        </text:list-item>
        <text:list-item>
          <text:p text:style-name="P177">La nomenclatura de les interfaces EJB de carpeta-ejb i carpeta-logic ha passat d’acabar en Local a acabar en Service</text:p>
        </text:list-item>
      </text:list>
      <text:h text:style-name="P118" text:outline-level="2"><text:bookmark-start text:name="__RefHeading___Toc1874_19722971091"/>Altres<text:bookmark-end text:name="__RefHeading___Toc1874_19722971091"/></text:h>
      <text:p text:style-name="P39"/>
      <text:h text:style-name="P100"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3"><text:tab/></text:p>
      <text:h text:style-name="P110" text:outline-level="2"><text:bookmark-start text:name="__RefHeading___Toc4524_596115327"/>Llistat de Millores <text:span text:style-name="T43">Github</text:span><text:bookmark-end text:name="__RefHeading___Toc4524_596115327"/></text:h>
      <text:list xml:id="list4065062343" text:style-name="L11">
        <text:list-item>
          <text:p text:style-name="P219">FALTA: <text:span text:style-name="T41">ES DEFINEIX AL FINAL DEL PROJECT</text:span></text:p>
        </text:list-item>
      </text:list>
      <text:h text:style-name="P119" text:outline-level="2"><text:bookmark-start text:name="__RefHeading___Toc1864_197229710911"/>Canvis <text:s/>Web <text:span text:style-name="T42">Back</text:span><text:bookmark-end text:name="__RefHeading___Toc1864_197229710911"/></text:h>
      <text:h text:style-name="P154" text:outline-level="3"><text:bookmark-start text:name="__RefHeading___Toc657_401684589111"/>Canvis SuperAdministrado<text:span text:style-name="T53">r</text:span><text:bookmark-end text:name="__RefHeading___Toc657_401684589111"/></text:h>
      <text:list xml:id="list1739555835" text:style-name="L12">
        <text:list-item>
          <text:p text:style-name="P198">Es permet definir emprant codi HTML la pàgina de Inici no autenticada del front din<text:span text:style-name="T63">s</text:span> de les dades de l’Entitat</text:p>
        </text:list-item>
        <text:list-item>
          <text:p text:style-name="P199">S’ha afegit un camp «contextPath» de tipus String a Plugin per a que des de l’adreça del navegador del Front no aparegui el pluginID sinó aquest camp.</text:p>
        </text:list-item>
      </text:list>
      <text:p text:style-name="P62"/>
      <text:h text:style-name="P158" text:outline-level="3">Canvis Administrador d’Entitat</text:h>
      <text:list xml:id="list3219241269" text:style-name="L13">
        <text:list-item>
          <text:p text:style-name="P178">S’han creat Seccions, que permeten agrupar en forma d’arbre plugins i enlla<text:span text:style-name="T54">ç</text:span>os de tipus pseudo-plugin</text:p>
        </text:list-item>
        <text:list-item>
          <text:p text:style-name="P179">Els enllaços de Tipus Plugin (PseudoPlugin ) ara poden definir una descripció.</text:p>
        </text:list-item>
        <text:list-item>
          <text:p text:style-name="P200"><text:soft-page-break/>S’ha afegit un camp «contextPath» de tipus String a <text:span text:style-name="T55">Secció</text:span> per a que des de l’adreça del navegador del Front no aparegui el <text:span text:style-name="T55">seccio</text:span>ID sinó aquest camp.</text:p>
          <text:p text:style-name="P183"/>
        </text:list-item>
      </text:list>
      <text:h text:style-name="P127" text:outline-level="2"><text:bookmark-start text:name="__RefHeading___Toc4526_596115327"/>Canvis Web Front<text:bookmark-end text:name="__RefHeading___Toc4526_596115327"/></text:h>
      <text:list xml:id="list3060132368" text:style-name="L14">
        <text:list-item>
          <text:p text:style-name="P210"><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01">El canvi d’entitat, quan ja s’ha <text:span text:style-name="T66">accedit</text:span> a alguna <text:span text:style-name="T66">entitat,</text:span> es fa a través d’un component React.</text:p>
        </text:list-item>
        <text:list-item>
          <text:p text:style-name="P202">S’han afegit les rutes a les url’s de cada component.</text:p>
        </text:list-item>
      </text:list>
      <text:p text:style-name="P85"/>
      <text:h text:style-name="P129" text:outline-level="2"><text:bookmark-start text:name="__RefHeading___Toc4528_596115327"/>Sistemes<text:bookmark-end text:name="__RefHeading___Toc4528_596115327"/></text:h>
      <text:h text:style-name="P160" text:outline-level="3">Propietats de Sistema i Propietats Globals</text:h>
      <text:list xml:id="list4092398486" text:style-name="L15">
        <text:list-item>
          <text:p text:style-name="P203">Al API REST de Dades Obertes, es pot limitar la consulta entre dates amb la definició de la propietat global «<text:span text:style-name="T64">es.caib.carpeta.accesosmaxd</text:span><text:span text:style-name="T65">ie</text:span><text:span text:style-name="T64">s</text:span>». Si no hi ha definida aquesta propietat, el valor per defecte és «365».</text:p>
        </text:list-item>
      </text:list>
      <text:h text:style-name="P144" text:outline-level="3">Actualitzar BBDD</text:h>
      <text:p text:style-name="P43"><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42"><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65"/>
      <text:h text:style-name="P127" text:outline-level="2"><text:bookmark-start text:name="__RefHeading___Toc1866_19722971091"/>Desenvolupador<text:bookmark-end text:name="__RefHeading___Toc1866_19722971091"/></text:h>
      <text:list xml:id="list1105134741" text:style-name="L16">
        <text:list-item>
          <text:p text:style-name="P223">S’ha eliminat el directori carpeta-logic i s’ha fusionat amb carpeta-ejb. Els EJB de es.caib.carpeta.ejb seran no edita<text:span text:style-name="T63">b</text:span>les i els del package es.caib.carpeta.logic seràn els que abans hi havia a carp<text:span text:style-name="T63">e</text:span>ta-logic.</text:p>
        </text:list-item>
        <text:list-item>
          <text:p text:style-name="P224">S’ha eliminat els scripts de genapp.</text:p>
        </text:list-item>
      </text:list>
      <text:h text:style-name="P107" text:outline-level="1"><text:bookmark-start text:name="__RefHeading___Toc4530_596115327"/><text:soft-page-break/>Migració de 1.<text:span text:style-name="T39">1</text:span>.<text:span text:style-name="T67">8</text:span> a 1.<text:span text:style-name="T39">1</text:span>.<text:span text:style-name="T67">9</text:span><text:bookmark-end text:name="__RefHeading___Toc4530_596115327"/></text:h>
      <text:h text:style-name="P111" text:outline-level="2"><text:bookmark-start text:name="__RefHeading___Toc4532_596115327"/>Llistat de Millores <text:span text:style-name="T43">Github</text:span><text:bookmark-end text:name="__RefHeading___Toc4532_596115327"/></text:h>
      <text:list xml:id="list132147005832104" text:continue-list="list4065062343" text:style-name="L11">
        <text:list-item>
          <text:p text:style-name="P220">FALTA: <text:span text:style-name="T41">ES DEFINEIX AL FINAL DEL PROJECT</text:span></text:p>
        </text:list-item>
      </text:list>
      <text:h text:style-name="P120" text:outline-level="2"><text:bookmark-start text:name="__RefHeading___Toc1864_1972297109111"/>Canvis <text:s/>Web <text:span text:style-name="T42">Back</text:span><text:bookmark-end text:name="__RefHeading___Toc1864_1972297109111"/></text:h>
      <text:h text:style-name="P155" text:outline-level="3"><text:bookmark-start text:name="__RefHeading___Toc657_4016845891111"/>Canvis SuperAdministrado<text:span text:style-name="T53">r</text:span><text:bookmark-end text:name="__RefHeading___Toc657_4016845891111"/></text:h>
      <text:list xml:id="list1368951167" text:style-name="L17">
        <text:list-item>
          <text:p text:style-name="P204">S’han de definir les següents propietats al plugin de Sistra ja que quan es troba amb un tràmit de tipus REGISTRO, es connecta amb el component de «RegwebDetallComponent» <text:span text:style-name="T69">a la </text:span>API de Regweb:<text:line-break/></text:p>
        </text:list-item>
      </text:list>
      <table:table table:name="Tabla2" table:style-name="Tabla2">
        <table:table-column table:style-name="Tabla2.A"/>
        <table:table-row table:style-name="TableLine2346979035408">
          <table:table-cell table:style-name="Tabla2.A1" office:value-type="string">
            <text:p text:style-name="P76"># <text:span text:style-name="T68">Dades </text:span>Regweb</text:p>
            <text:p text:style-name="P76">es.caib.carpeta.pluginsib.carpetafront.regweb32.url=[=SP["es.caib.carpeta.pluginsib.carpetafront.regweb32.url"]]</text:p>
            <text:p text:style-name="P76">es.caib.carpeta.pluginsib.carpetafront.regweb32.user=[=SP["es.caib.carpeta.pluginsib.carpetafront.regweb32.user"]]</text:p>
            <text:p text:style-name="P76">es.caib.carpeta.pluginsib.carpetafront.regweb32.pass=[=SP["es.caib.carpeta.pluginsib.carpetafront.regweb32.pass"]]</text:p>
            <text:p text:style-name="P76">es.caib.carpeta.pluginsib.carpetafront.<text:span text:style-name="T70">sistra</text:span>.entidad=A04003003</text:p>
          </table:table-cell>
        </table:table-row>
      </table:table>
      <text:p text:style-name="P63"><text:tab/><text:span text:style-name="T69">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346979029968">
          <table:table-cell table:style-name="Tabla3.A1" office:value-type="string">
            <text:p text:style-name="P8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66"/>
      <text:h text:style-name="P128" text:outline-level="2"><text:bookmark-start text:name="__RefHeading___Toc4534_596115327"/>Canvis Web Front<text:bookmark-end text:name="__RefHeading___Toc4534_596115327"/></text:h>
      <text:list xml:id="list3611236596" text:style-name="L18">
        <text:list-item>
          <text:p text:style-name="P205">Creació del component RegwebDetallComponent, situat dintre de la carpeta «pluginsib-carpetafront». S’encarrega de mostrar el detall d’un registre des dels plugins de RegWeb i de Sistra, en aquest darrer cas, quan <text:span text:style-name="T70">només</text:span> es tracta de tràmits de tipus REGISTRO. <text:s/></text:p>
          <text:p text:style-name="P206"/>
        </text:list-item>
      </text:list>
      <text:h text:style-name="P130" text:outline-level="2"><text:bookmark-start text:name="__RefHeading___Toc4536_596115327"/><text:soft-page-break/>Sistemes<text:bookmark-end text:name="__RefHeading___Toc4536_596115327"/></text:h>
      <text:h text:style-name="P161" text:outline-level="3">Propietats de Sistema i Propietats Globals</text:h>
      <text:list xml:id="list3462987399" text:style-name="L19">
        <text:list-item>
          <text:p text:style-name="P207">S’ha creat un «scheduler» per tal d’esborrar els logs que es creen al sistema. Per tal d’activar-ho, s’han de crear dues propietats globals amb el rol de <text:span text:style-name="T70">S</text:span>uper<text:span text:style-name="T70">A</text:span>dmistrador:</text:p>
          <text:list>
            <text:list-item>
              <text:p text:style-name="P207">«es.caib.carpeta.esborrarlogs.hora» : s’indica la hora d’inici que s’ha d’executar la tasca. El valor per defecte és 4 que representa les 4:00 de la matinada.</text:p>
            </text:list-item>
            <text:list-item>
              <text:p text:style-name="P207">«es.caib.carpeta.esborrarlogs.dies» : indica el número de dies que volem conservar de log. El valor per defecte és 90. <text:span text:style-name="T70">Això significa que amb </text:span>el valor per defecte, només es mantenen els logs dels darrers 90 dies.</text:p>
            </text:list-item>
          </text:list>
        </text:list-item>
      </text:list>
      <text:p text:style-name="P86"><text:tab/>Si es modifica qualque valor d’aquestes propietats, es necessari aturar i tornar a arrancar el JBOSS per a què tinguin efecte els canvis.</text:p>
      <text:h text:style-name="P145" text:outline-level="3">Actualitzar BBDD</text:h>
      <text:p text:style-name="P44"><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2">i </text:span><text:span text:style-name="T34">update_from_1.1.8_to_1.1.9_data.sql</text:span><text:span text:style-name="T29">.</text:span><text:span text:style-name="T40"> Hi ha versions postgresql i oracle.</text:span></text:p>
      <text:h text:style-name="Heading_20_3" text:outline-level="3">Datasources</text:h>
      <text:p text:style-name="P68"><text:span text:style-name="T21"><text:tab/></text:span>S'han realitzat canvis en els fitxers <text:span text:style-name="T75">datasource</text:span> d'oracle i postgresql de dintre <text:span text:style-name="T75">la carpeta</text:span> /scripts/datasources/ per a qué es pugin configurar els datasources sense haver de tocar el fitxer de configuració standalone.xml. Simplement, <text:span text:style-name="T75">amb aquest format, </text:span>s'han de copiar al directori de desplegament. </text:p>
      <text:h text:style-name="P101" text:outline-level="1" text:is-list-header="true"/>
      <text:h text:style-name="P101" text:outline-level="1"><text:bookmark-start text:name="__RefHeading___Toc1040_109388940"/>Migració de 1.<text:span text:style-name="T39">1</text:span>.<text:span text:style-name="T76">9</text:span> a 1.<text:span text:style-name="T39">1</text:span>.<text:span text:style-name="T76">10</text:span><text:bookmark-end text:name="__RefHeading___Toc1040_109388940"/></text:h>
      <text:p text:style-name="P14"><text:tab/></text:p>
      <text:h text:style-name="P112" text:outline-level="2"><text:bookmark-start text:name="__RefHeading___Toc4524_5961153271"/>Llistat de Millores <text:span text:style-name="T43">Github</text:span><text:bookmark-end text:name="__RefHeading___Toc4524_5961153271"/></text:h>
      <text:list xml:id="list132148100288042" text:continue-list="list132147005832104" text:style-name="L11">
        <text:list-item>
          <text:p text:style-name="P221">FALTA: <text:span text:style-name="T41">ES DEFINEIX AL FINAL DEL PROJECT</text:span></text:p>
        </text:list-item>
      </text:list>
      <text:p text:style-name="P56"/>
      <text:h text:style-name="P121" text:outline-level="2"><text:bookmark-start text:name="__RefHeading___Toc1864_1972297109112"/><text:soft-page-break/>Canvis <text:s/>Web <text:span text:style-name="T42">Back</text:span><text:bookmark-end text:name="__RefHeading___Toc1864_1972297109112"/></text:h>
      <text:h text:style-name="P156" text:outline-level="3"><text:bookmark-start text:name="__RefHeading___Toc657_4016845891112"/>Canvis SuperAdministrado<text:span text:style-name="T53">r</text:span><text:bookmark-end text:name="__RefHeading___Toc657_4016845891112"/></text:h>
      <text:list xml:id="list2535010818" text:style-name="L20">
        <text:list-item>
          <text:p text:style-name="P215"><text:bookmark-start text:name="__RefHeading___Toc1866_197229710911"/>Els plugins ara poden ser Públics i es poden mostrar abans de fer el login. S’han subdividit en tres categories:<text:bookmark-end text:name="__RefHeading___Toc1866_197229710911"/></text:p>
        </text:list-item>
      </text:list>
      <text:list xml:id="list2903076684" text:style-name="L21">
        <text:list-item>
          <text:p text:style-name="P211">Públics: Només es mostren al menú desllissant si no ens hem autenticat</text:p>
        </text:list-item>
        <text:list-item>
          <text:p text:style-name="P211">Privats: Només es mostres després d’haver-se autenticat amb Clave</text:p>
        </text:list-item>
        <text:list-item>
          <text:p text:style-name="P211">Públics i Privats: Es mostren tant a la part autenticada com a la part no autenticada.</text:p>
        </text:list-item>
      </text:list>
      <text:p text:style-name="P89">S’ha de ser conscient que els plugins que es marquin com «públic» o «públic i privat» no poden fer ús de les Dades de Login</text:p>
      <text:list xml:id="list132147798078156" text:continue-list="list2535010818" text:style-name="L20">
        <text:list-item>
          <text:p text:style-name="P215">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5"/>
                </text:list-header>
              </text:list>
            </text:list-item>
          </text:list>
        </text:list-item>
      </text:list>
      <text:h text:style-name="P131" text:outline-level="2"><text:bookmark-start text:name="__RefHeading___Toc1042_109388940"/>Sistemes<text:bookmark-end text:name="__RefHeading___Toc1042_109388940"/></text:h>
      <text:h text:style-name="P146" text:outline-level="3">Actualitzar BBDD</text:h>
      <text:p text:style-name="P45"><text:tab/><text:span text:style-name="T40">Hi ha hagut certs canvis de Base de Dades, d'aquí que s’hagi d’executar l’script SQL </text:span><text:span text:style-name="T29">update_from_1.1.</text:span><text:span text:style-name="T57">9</text:span><text:span text:style-name="T32">_</text:span><text:span text:style-name="T29">to_1.1.</text:span><text:span text:style-name="T57">10</text:span><text:span text:style-name="T33">_</text:span><text:span text:style-name="T34">schema</text:span><text:span text:style-name="T29">.sql </text:span><text:span text:style-name="T72">i </text:span><text:span text:style-name="T34">update_from_1.1.</text:span><text:span text:style-name="T57">9</text:span><text:span text:style-name="T34">_to_1.1.</text:span><text:span text:style-name="T57">10</text:span><text:span text:style-name="T34">_data.sql</text:span><text:span text:style-name="T29">.</text:span><text:span text:style-name="T40"> Hi ha versions postgresql i oracle.</text:span></text:p>
      <text:p text:style-name="P45"/>
      <text:h text:style-name="P102" text:outline-level="1"><text:bookmark-start text:name="__RefHeading___Toc1040_1093889401"/>Migració de 1.<text:span text:style-name="T39">1</text:span>.<text:span text:style-name="T77">10</text:span> a 1.<text:span text:style-name="T39">1</text:span>.<text:span text:style-name="T76">1</text:span><text:span text:style-name="T77">1</text:span><text:bookmark-end text:name="__RefHeading___Toc1040_1093889401"/></text:h>
      <text:p text:style-name="P15"><text:tab/></text:p>
      <text:h text:style-name="P113" text:outline-level="2"><text:bookmark-start text:name="__RefHeading___Toc4524_59611532711"/>Llistat de Millores <text:span text:style-name="T43">Github</text:span><text:bookmark-end text:name="__RefHeading___Toc4524_59611532711"/></text:h>
      <text:list xml:id="list132147046721227" text:continue-list="list132148100288042" text:style-name="L11">
        <text:list-item>
          <text:p text:style-name="P226">FALTA: <text:span text:style-name="T41">ES DEFINEIX AL FINAL DEL PROJECT</text:span></text:p>
        </text:list-item>
      </text:list>
      <text:p text:style-name="P57"/>
      <text:p text:style-name="P57"/>
      <text:h text:style-name="P122" text:outline-level="2"><text:bookmark-start text:name="__RefHeading___Toc1864_19722971091121"/><text:soft-page-break/>Canvis <text:s/>Web <text:span text:style-name="T42">Back</text:span><text:bookmark-end text:name="__RefHeading___Toc1864_19722971091121"/></text:h>
      <text:h text:style-name="P167" text:outline-level="3"><text:bookmark-start text:name="__RefHeading___Toc657_40168458911122"/><text:span text:style-name="T18">Canvis SuperAdministrado</text:span><text:span text:style-name="T22">r</text:span><text:bookmark-end text:name="__RefHeading___Toc657_40168458911122"/></text:h>
      <text:list xml:id="list4147758663" text:style-name="L22">
        <text:list-item>
          <text:p text:style-name="P213">Desenvolupada la integració amb Notib per a que un ciutadà pugui accedir a les seves notificacions des de la Carpeta Ciutadana.</text:p>
        </text:list-item>
        <text:list-item>
          <text:p text:style-name="P214">Canviades les propietats del <text:span text:style-name="T84">plugin</text:span> Pinbal Policia.</text:p>
        </text:list-item>
      </text:list>
      <table:table table:name="Tabla5" table:style-name="Tabla5">
        <table:table-column table:style-name="Tabla5.A"/>
        <table:table-row table:style-name="TableLine2346979033232">
          <table:table-cell table:style-name="Tabla5.A1" office:value-type="string">
            <text:p text:style-name="P69">es.caib.carpeta.pluginsib.carpetafront.pinbalpolicia.baseurl=[=SP["es.caib.carpeta.pluginsib.carpetafront.dadespersonals.pinbal.baseurl"]]</text:p>
            <text:p text:style-name="P69">es.caib.carpeta.pluginsib.carpetafront.pinbalpolicia.username=[=SP["es.caib.carpeta.pluginsib.carpetafront.dadespersonals.pinbal.username"]]</text:p>
            <text:p text:style-name="P69">es.caib.carpeta.pluginsib.carpetafront.pinbalpolicia.password=[=SP["es.caib.carpeta.pluginsib.carpetafront.dadespersonals.pinbal.password"]]</text:p>
            <text:p text:style-name="P69"/>
            <text:p text:style-name="P69">es.caib.carpeta.pluginsib.carpetafront.pinbalpolicia.codicertificat=SVDDGPCIWS02</text:p>
            <text:p text:style-name="P69"/>
            <text:p text:style-name="P69">es.caib.carpeta.pluginsib.carpetafront.pinbalpolicia.codiprocediment=CODSVDR_GBA_20121107<text:tab/></text:p>
            <text:p text:style-name="P69">es.caib.carpeta.pluginsib.carpetafront.pinbalpolicia.finalitat=Baremacions per el proces d''escolaritzacio</text:p>
            <text:p text:style-name="P69">es.caib.carpeta.pluginsib.carpetafront.pinbalpolicia.identificadorsolicitant=S0711001H</text:p>
            <text:p text:style-name="P69">es.caib.carpeta.pluginsib.carpetafront.pinbalpolicia.unitattramitadora=Servei d''escolarització</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policia.testnif=30000056Y</text:p>
            <text:p text:style-name="P69">es.caib.carpeta.pluginsib.carpetafront.pinbalpolicia.testsurname=FUSTER</text:p>
            <text:p text:style-name="P69"/>
            <text:p text:style-name="P69">es.caib.carpeta.pluginsib.carpetafront.pinbalpolicia.development=true' WHERE classe = 'org.fundaciobit.pluginsib.carpetafront.pinbalpolicia.PinbalPoliciaCarpetaFrontPlugin';</text:p>
          </table:table-cell>
        </table:table-row>
      </table:table>
      <text:p text:style-name="P60"/>
      <text:list xml:id="list132147264775392" text:continue-numbering="true" text:style-name="L22">
        <text:list-item>
          <text:p text:style-name="P214">Afegit <text:span text:style-name="T84">plugin</text:span> Pinbal «Estar al corrent de pagament amb la CAIB per a subvencions i ajudes».</text:p>
        </text:list-item>
      </text:list>
      <table:table table:name="Tabla4" table:style-name="Tabla4">
        <table:table-column table:style-name="Tabla4.A"/>
        <table:table-row table:style-name="TableLine2346979038944">
          <table:table-cell table:style-name="Tabla4.A1" office:value-type="string">
            <text:p text:style-name="P69">es.caib.carpeta.pluginsib.carpetafront.pinbalsubvenciones.baseurl=[=SP["es.caib.carpeta.pluginsib.carpetafront.dadespersonals.pinbal.baseurl"]]</text:p>
            <text:p text:style-name="P69">es.caib.carpeta.pluginsib.carpetafront.pinbalsubvenciones.username=[=SP["es.caib.carpeta.pluginsib.carpetafront.dadespersonals.pinbal.username"]]</text:p>
            <text:p text:style-name="P69">es.caib.carpeta.pluginsib.carpetafront.pinbalsubvenciones.password=[=SP["es.caib.carpeta.pluginsib.carpetafront.dadespersonals.pinbal.password"]]</text:p>
            <text:p text:style-name="P69"/>
            <text:p text:style-name="P69">es.caib.carpeta.pluginsib.carpetafront.pinbalsubvenciones.codicertificat=SVDCCAACPASWS01</text:p>
            <text:p text:style-name="P69"/>
            <text:p text:style-name="P69"><text:soft-page-break/>es.caib.carpeta.pluginsib.carpetafront.pinbalsubvenciones.codiprocediment=CODSVDR_GBA_20121107</text:p>
            <text:p text:style-name="P69">es.caib.carpeta.pluginsib.carpetafront.pinbalsubvenciones.finalitat=Consulta estar al corrent de pagament a CAIB</text:p>
            <text:p text:style-name="P69">es.caib.carpeta.pluginsib.carpetafront.pinbalsubvenciones.identificadorsolicitant=S0711001H</text:p>
            <text:p text:style-name="P69">es.caib.carpeta.pluginsib.carpetafront.pinbalsubvenciones.unitattramitadora=Servei d''escolarització</text:p>
            <text:p text:style-name="P69"/>
            <text:p text:style-name="P69">es.caib.carpeta.pluginsib.carpetafront.pinbalsubvenciones.codigoprovincia=07</text:p>
            <text:p text:style-name="P69">es.caib.carpeta.pluginsib.carpetafront.pinbalsubvenciones.codigocomunidadautonoma=04</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subvenciones.testnif=30000056Y</text:p>
            <text:p text:style-name="P69">es.caib.carpeta.pluginsib.carpetafront.pinbalsubvenciones.testsurname=FUSTER</text:p>
            <text:p text:style-name="P69"/>
            <text:p text:style-name="P69">es.caib.carpeta.pluginsib.carpetafront.pinbalsubvenciones.development=true', true, 99, NULL, 'ajudasubvencions');</text:p>
          </table:table-cell>
        </table:table-row>
      </table:table>
      <text:p text:style-name="P61"/>
      <text:h text:style-name="P132" text:outline-level="2"><text:bookmark-start text:name="__RefHeading___Toc1042_1093889401"/>Sistemes<text:bookmark-end text:name="__RefHeading___Toc1042_1093889401"/></text:h>
      <text:h text:style-name="P151" text:outline-level="3">Actualitzar BBDD</text:h>
      <text:p text:style-name="P51"><text:tab/><text:span text:style-name="T83">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8">10</text:span><text:span text:style-name="T32">_</text:span><text:span text:style-name="T29">to_1.1.</text:span><text:span text:style-name="T57">1</text:span><text:span text:style-name="T58">1</text:span><text:span text:style-name="T33">_</text:span><text:span text:style-name="T34">schema</text:span><text:span text:style-name="T29">.sql.</text:span><text:span text:style-name="T40"> Hi ha versions postgresql i oracle.</text:span></text:p>
      <text:h text:style-name="P163" text:outline-level="3" text:is-list-header="true"/>
      <text:p text:style-name="P67"/>
      <text:h text:style-name="P103" text:outline-level="1"><text:bookmark-start text:name="__RefHeading___Toc1447_1568045501"/>Migració de 1.<text:span text:style-name="T39">1</text:span>.<text:span text:style-name="T77">1</text:span><text:span text:style-name="T78">1</text:span> a 1.<text:span text:style-name="T39">1</text:span>.<text:span text:style-name="T76">1</text:span><text:span text:style-name="T78">2</text:span><text:bookmark-end text:name="__RefHeading___Toc1447_1568045501"/></text:h>
      <text:p text:style-name="P16"><text:tab/></text:p>
      <text:h text:style-name="P114" text:outline-level="2"><text:bookmark-start text:name="__RefHeading___Toc4524_596115327111"/>Llistat de Millores <text:span text:style-name="T43">Github</text:span><text:bookmark-end text:name="__RefHeading___Toc4524_596115327111"/></text:h>
      <text:list xml:id="list132148508934875" text:continue-list="list132147046721227" text:style-name="L11">
        <text:list-item>
          <text:p text:style-name="P227">FALTA: <text:span text:style-name="T41">ES DEFINEIX AL FINAL DEL PROJECT</text:span></text:p>
        </text:list-item>
      </text:list>
      <text:p text:style-name="P58"/>
      <text:p text:style-name="P58"/>
      <text:h text:style-name="P123" text:outline-level="2"><text:bookmark-start text:name="__RefHeading___Toc1864_197229710911211"/><text:soft-page-break/>Canvis <text:s/>Web <text:span text:style-name="T42">Back</text:span><text:bookmark-end text:name="__RefHeading___Toc1864_197229710911211"/></text:h>
      <text:h text:style-name="P168" text:outline-level="3"><text:bookmark-start text:name="__RefHeading___Toc657_401684589111221"/><text:span text:style-name="T18">Canvis SuperAdministrado</text:span><text:span text:style-name="T22">r</text:span><text:bookmark-end text:name="__RefHeading___Toc657_401684589111221"/></text:h>
      <text:list xml:id="list1365136531" text:style-name="L23">
        <text:list-item>
          <text:p text:style-name="P212"/>
        </text:list-item>
      </text:list>
      <text:h text:style-name="P133" text:outline-level="2"><text:bookmark-start text:name="__RefHeading___Toc1042_10938894011"/>Sistemes<text:bookmark-end text:name="__RefHeading___Toc1042_10938894011"/></text:h>
      <text:h text:style-name="P147" text:outline-level="3">Actualitzar BBDD</text:h>
      <text:p text:style-name="P46"><text:tab/><text:span text:style-name="T40">Hi ha hagut certs canvis de Base de Dades, d'aquí que s’hagi d’executar l’script SQL </text:span><text:span text:style-name="T29">update_from_1.1.</text:span><text:span text:style-name="T58">1</text:span><text:span text:style-name="T59">1</text:span><text:span text:style-name="T32">_</text:span><text:span text:style-name="T29">to_1.1.</text:span><text:span text:style-name="T57">1</text:span><text:span text:style-name="T59">2</text:span><text:span text:style-name="T33">_</text:span><text:span text:style-name="T34">schema</text:span><text:span text:style-name="T29">.sql.</text:span><text:span text:style-name="T40"> Hi ha versions postgresql i oracle.</text:span></text:p>
      <text:h text:style-name="P164" text:outline-level="3" text:is-list-header="true"/>
      <text:h text:style-name="P104" text:outline-level="1"><text:bookmark-start text:name="__RefHeading___Toc1449_1568045501"/><text:span text:style-name="T14">Migració de 1.1.</text:span><text:span text:style-name="T77">1</text:span><text:span text:style-name="T79">2</text:span><text:span text:style-name="T14"> a 1.1.</text:span><text:span text:style-name="T76">1</text:span><text:span text:style-name="T79">3</text:span><text:bookmark-end text:name="__RefHeading___Toc1449_1568045501"/></text:h>
      <text:h text:style-name="P115" text:outline-level="2"><text:bookmark-start text:name="__RefHeading___Toc4524_5961153271111"/>Llistat de Millores <text:span text:style-name="T43">Github</text:span><text:bookmark-end text:name="__RefHeading___Toc4524_5961153271111"/></text:h>
      <text:list xml:id="list132147923888413" text:continue-list="list132148508934875" text:style-name="L11">
        <text:list-item>
          <text:p text:style-name="P228">FALTA: <text:span text:style-name="T41">ES DEFINEIX AL FINAL DEL PROJECT</text:span></text:p>
        </text:list-item>
      </text:list>
      <text:p text:style-name="P17"><text:tab/></text:p>
      <text:h text:style-name="P134" text:outline-level="2"><text:bookmark-start text:name="__RefHeading___Toc4524_59611532711111"/>Sistemes<text:bookmark-end text:name="__RefHeading___Toc4524_59611532711111"/></text:h>
      <text:h text:style-name="P148" text:outline-level="3">Actualitzar BBDD</text:h>
      <text:p text:style-name="P47"><text:tab/><text:span text:style-name="T40">Hi ha hagut certs canvis de Base de Dades, d'aquí que s’hagi d’executar l’script SQL </text:span><text:span text:style-name="T29">update_from_1.1.</text:span><text:span text:style-name="T58">1</text:span><text:span text:style-name="T60">2</text:span><text:span text:style-name="T32">_</text:span><text:span text:style-name="T29">to_1.1.</text:span><text:span text:style-name="T57">1</text:span><text:span text:style-name="T60">3</text:span><text:span text:style-name="T33">_</text:span><text:span text:style-name="T61">data</text:span><text:span text:style-name="T29">.sql.</text:span><text:span text:style-name="T40"> Hi ha versions postgresql i oracle.</text:span></text:p>
      <text:p text:style-name="P50"/>
      <text:h text:style-name="P162" text:outline-level="3">Actualitzar <text:span text:style-name="T87">KeyCloak en l’entorn CAIB</text:span></text:h>
      <text:list xml:id="list3982333624" text:style-name="L24">
        <text:list-item>
          <text:p text:style-name="P193">Fitxer carpeta.properties:</text:p>
        </text:list-item>
      </text:list>
      <text:list xml:id="list103860325" text:style-name="L25">
        <text:list-item>
          <text:list>
            <text:list-item>
              <text:p text:style-name="P194">Comentar Plugin KeyCloakCAIB:</text:p>
            </text:list-item>
          </text:list>
        </text:list-item>
      </text:list>
      <table:table table:name="Tabla6" table:style-name="Tabla6">
        <table:table-column table:style-name="Tabla6.A"/>
        <table:table-row table:style-name="TableLine2346979039216">
          <table:table-cell table:style-name="Tabla6.A1" office:value-type="string">
            <text:p text:style-name="P21"><text:span text:style-name="T28">#</text:span><text:span text:style-name="T85">es.caib.carpeta.userinformationplugin=org.fundaciobit.pluginsib.userinformation.keycloakcaib.KeyCloakCaibUserInformationPlugin</text:span></text:p>
          </table:table-cell>
        </table:table-row>
      </table:table>
      <text:list xml:id="list132148287480105" text:continue-numbering="true" text:style-name="L25">
        <text:list-item>
          <text:list>
            <text:list-item>
              <text:p text:style-name="P194">Descomentar <text:s/>Plugin de KeyCloak:</text:p>
            </text:list-item>
          </text:list>
        </text:list-item>
      </text:list>
      <table:table table:name="Tabla7" table:style-name="Tabla7">
        <table:table-column table:style-name="Tabla7.A"/>
        <table:table-row table:style-name="TableLine2346979039760">
          <table:table-cell table:style-name="Tabla7.A1" office:value-type="string">
            <text:p text:style-name="P77">es.caib.carpeta.userinformationplugin=org.fundaciobit.pluginsib.userinformation.keycloak.KeyCloakUserInformationPlugin</text:p>
          </table:table-cell>
        </table:table-row>
      </table:table>
      <text:list xml:id="list132147012124137" text:continue-numbering="true" text:style-name="L25">
        <text:list-item>
          <text:list>
            <text:list-item>
              <text:p text:style-name="P194"><text:soft-page-break/>Configurar Propietats de Plugin de KeyCloak</text:p>
            </text:list-item>
          </text:list>
        </text:list-item>
      </text:list>
      <table:table table:name="Tabla8" table:style-name="Tabla8">
        <table:table-column table:style-name="Tabla8.A"/>
        <table:table-row table:style-name="TableLine2346979033776">
          <table:table-cell table:style-name="Tabla8.A1" office:value-type="string">
            <text:p text:style-name="P78">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22"/>
      <text:list xml:id="list132147930088632" text:continue-list="list3982333624" text:style-name="L24">
        <text:list-item>
          <text:p text:style-name="P193">Fitxer carpeta.system.properties</text:p>
        </text:list-item>
      </text:list>
      <text:list xml:id="list132148014713087" text:continue-list="list132147012124137" text:style-name="L25">
        <text:list-item>
          <text:list>
            <text:list-item>
              <text:p text:style-name="P195">Afegir la següent Propietat:</text:p>
            </text:list-item>
          </text:list>
        </text:list-item>
      </text:list>
      <table:table table:name="Tabla9" table:style-name="Tabla9">
        <table:table-column table:style-name="Tabla9.A"/>
        <table:table-row table:style-name="TableLine2346979037312">
          <table:table-cell table:style-name="Tabla9.A1" office:value-type="string">
            <text:p text:style-name="Table_20_Contents"># Plugin UserInformation - KeyCloak</text:p>
            <text:p text:style-name="P79">es.caib.carpeta.pluginsib.userinformation.keycloak.password_secret=<text:span text:style-name="T56">xxxxxxxxx</text:span></text:p>
          </table:table-cell>
        </table:table-row>
      </table:table>
      <text:p text:style-name="P71"><text:span text:style-name="T86">on «</text:span><text:span text:style-name="T56">xxxxxxxxx» és el </text:span><text:span text:style-name="T62">Secret</text:span><text:span text:style-name="T56"> del </text:span><text:span text:style-name="T62">Client</text:span><text:span text:style-name="T56"> «goib-ws».</text:span></text:p>
      <text:p text:style-name="P72"/>
      <text:h text:style-name="P165" text:outline-level="3" text:is-list-header="true"/>
      <text:h text:style-name="P105" text:outline-level="1"><text:bookmark-start text:name="__RefHeading___Toc1449_15680455011"/><text:span text:style-name="T14">Migració de 1.1.</text:span><text:span text:style-name="T77">1</text:span><text:span text:style-name="T80">3</text:span><text:span text:style-name="T14"> a 1.1.</text:span><text:span text:style-name="T76">1</text:span><text:span text:style-name="T80">4</text:span><text:bookmark-end text:name="__RefHeading___Toc1449_15680455011"/></text:h>
      <text:h text:style-name="P116" text:outline-level="2"><text:bookmark-start text:name="__RefHeading___Toc4524_59611532711112"/>Llistat de Millores <text:span text:style-name="T43">Github</text:span><text:bookmark-end text:name="__RefHeading___Toc4524_59611532711112"/></text:h>
      <text:list xml:id="list132147765576853" text:continue-list="list132147923888413" text:style-name="L11">
        <text:list-item>
          <text:p text:style-name="P230"><text:span text:style-name="T89">FALTA: </text:span><text:span text:style-name="T90">ES DEFINEIX AL FINAL DEL PROJECT</text:span></text:p>
        </text:list-item>
      </text:list>
      <text:h text:style-name="P135" text:outline-level="2"><text:bookmark-start text:name="__RefHeading___Toc4524_596115327111111"/>Sistemes<text:bookmark-end text:name="__RefHeading___Toc4524_596115327111111"/></text:h>
      <text:h text:style-name="P149" text:outline-level="3">Actualitzar BBDD</text:h>
      <text:p text:style-name="P48"><text:tab/><text:span text:style-name="T40">Hi ha hagut certs canvis de Base de Dades, d'aquí que s’hagi d’executar l’script SQL </text:span><text:span text:style-name="T29">update_from_1.1.</text:span><text:span text:style-name="T58">1</text:span><text:span text:style-name="T61">3</text:span><text:span text:style-name="T32">_</text:span><text:span text:style-name="T29">to_1.1.</text:span><text:span text:style-name="T57">1</text:span><text:span text:style-name="T61">4</text:span><text:span text:style-name="T33">_</text:span><text:span text:style-name="T34">schema</text:span><text:span text:style-name="T29">.sql.</text:span><text:span text:style-name="T40"> Hi ha versions postgresql i oracle.</text:span></text:p>
      <text:h text:style-name="P150" text:outline-level="3">Eliminar Plugin de UserInformation de KeyCloak-CAIB</text:h>
      <text:p text:style-name="P52"><text:tab/><text:span text:style-name="T9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53"><text:soft-page-break/><text:tab/>Configurar Plugin de userInformation de KeyCloak per les instàncies de Carpeta que tenien actiu el Plugin de KeyCloak-CAIB.</text:p>
      <text:p text:style-name="P72"/>
      <text:p text:style-name="P72"/>
      <text:h text:style-name="P166" text:outline-level="3" text:is-list-header="true"/>
      <text:h text:style-name="P106" text:outline-level="1"><text:bookmark-start text:name="__RefHeading___Toc1449_156804550111"/><text:span text:style-name="T14">Migració de 1.1.</text:span><text:span text:style-name="T77">1</text:span><text:span text:style-name="T81">4</text:span><text:span text:style-name="T14"> a 1.1.</text:span><text:span text:style-name="T76">1</text:span><text:span text:style-name="T81">5</text:span><text:bookmark-end text:name="__RefHeading___Toc1449_156804550111"/></text:h>
      <text:h text:style-name="P117" text:outline-level="2"><text:bookmark-start text:name="__RefHeading___Toc4524_596115327111121"/>Llistat de Millores <text:span text:style-name="T43">Github</text:span><text:bookmark-end text:name="__RefHeading___Toc4524_596115327111121"/></text:h>
      <text:list xml:id="list132148858707389" text:continue-numbering="true" text:style-name="L11">
        <text:list-item>
          <text:p text:style-name="P229">FALTA: </text:p>
        </text:list-item>
      </text:list>
      <text:p text:style-name="P59"/>
      <text:h text:style-name="P124" text:outline-level="2"><text:bookmark-start text:name="__RefHeading___Toc1818_2543256757"/>Canvis <text:s/>Web <text:span text:style-name="T42">Back</text:span><text:bookmark-end text:name="__RefHeading___Toc1818_2543256757"/></text:h>
      <text:h text:style-name="P157" text:outline-level="3"><text:bookmark-start text:name="__RefHeading___Toc657_4016845891113"/>Canvis SuperAdministrado<text:span text:style-name="T53">r</text:span><text:bookmark-end text:name="__RefHeading___Toc657_4016845891113"/></text:h>
      <text:list xml:id="list132146984036713" text:continue-list="list1739555835" text:style-name="L12">
        <text:list-item>
          <text:p text:style-name="P208">A l’hora de crear una nova Entitat, el Super Administrador només veurà els camps mínims necessaris. Els camps obligatoris de tipus imatge o text es carreguen automàticament amb uns valors per defecte.</text:p>
        </text:list-item>
      </text:list>
      <text:p text:style-name="P64"/>
      <text:h text:style-name="P159" text:outline-level="3">Canvis Administrador d’Entitat</text:h>
      <text:list xml:id="list3706207184" text:style-name="L26">
        <text:list-item>
          <text:p text:style-name="P184">L’Administrador d’Entitat haurà de modificar els valors de les imatges i textos omplits automàticament per l’aplicació quan es crea una nova Entitat.</text:p>
        </text:list-item>
      </text:list>
      <text:p text:style-name="P59"/>
      <text:h text:style-name="P136" text:outline-level="2"><text:bookmark-start text:name="__RefHeading___Toc4524_5961153271111111"/>Sistemes<text:bookmark-end text:name="__RefHeading___Toc4524_5961153271111111"/></text:h>
      <text:list xml:id="list643519900" text:style-name="L27">
        <text:list-item>
          <text:p text:style-name="P222">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92">n</text:span> exemple<text:span text:style-name="T92">s</text:span> de persona fisica i jur<text:span text:style-name="T92">í</text:span>dica:</text:p>
        </text:list-item>
      </text:list>
      <table:table table:name="Tabla10" table:style-name="Tabla10">
        <table:table-column table:style-name="Tabla10.A"/>
        <table:table-row table:style-name="TableLine2346979035136">
          <table:table-cell table:style-name="Tabla10.A1" office:value-type="string">
            <text:p text:style-name="P80">#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32148258867705" text:continue-numbering="true" text:style-name="L27">
        <text:list-item>
          <text:list>
            <text:list-item>
              <text:list>
                <text:list-item>
                  <text:list>
                    <text:list-item>
                      <text:list>
                        <text:list-item>
                          <text:list>
                            <text:list-header>
                              <text:h text:style-name="P185"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77">1</text:span><text:span text:style-name="T82">5</text:span><text:span text:style-name="T14"> a 1.1.</text:span><text:span text:style-name="T76">1</text:span><text:span text:style-name="T82">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32147521960740" text:continue-numbering="true" text:style-name="L27">
        <text:list-item>
          <text:p text:style-name="P225">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32148978694556" text:continue-numbering="true" text:style-name="L27">
        <text:list-item>
          <text:list>
            <text:list-item>
              <text:list>
                <text:list-item>
                  <text:list>
                    <text:list-item>
                      <text:list>
                        <text:list-item>
                          <text:list>
                            <text:list-header>
                              <text:p text:style-name="P231"><text:span text:style-name="T40">Hi ha hagut certs canvis de Base de Dades, d'aquí que s’hagi d’executar l’script SQL </text:span><text:span text:style-name="T29">update_from_1.1.15_to_1.1.16_schema.sql</text:span><text:span text:style-name="T73"> </text:span><text:span text:style-name="T74">que es troba a </text:span><text:a xlink:type="simple" xlink:href="https://github.com/GovernIB/carpeta/tree/carpeta-1.1/scripts/bbdd" text:style-name="Internet_20_link" text:visited-style-name="Visited_20_Internet_20_Link"><text:span text:style-name="T74">https://github.com/GovernIB/carpeta/tree/carpeta-1.1/scripts/bbdd</text:span></text:a></text:p>
                            </text:list-header>
                          </text:list>
                        </text:list-item>
                      </text:list>
                    </text:list-item>
                  </text:list>
                </text:list-item>
              </text:list>
            </text:list-item>
          </text:list>
        </text:list-item>
      </text:list>
      <text:p text:style-name="P232"><text:span text:style-name="T74"/></text:p>
      <text:h text:style-name="P153" text:outline-level="3"><text:span text:style-name="T88">Sistemes</text:span></text:h>
      <text:list xml:id="list47122642" text:style-name="L28">
        <text:list-item>
          <text:p text:style-name="P233"><text:span text:style-name="T73">S’</text:span><text:span text:style-name="T71">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1">https://github.com/GovernIB/carpeta/tree/carpeta-1.1/carpeta-front/reactnative</text:span></text:a><text:span text:style-name="T71">.</text:span></text:p>
        </text:list-item>
        <text:list-item>
          <text:p text:style-name="P234"><text:soft-page-break/><text:span text:style-name="T71">L’API anterior està al war carpeta-api-interna.war i a més requereix d’autenticació, per això s’ha d’afegir a la configuració keycloak de standalone.xml el següent tros de codi:</text:span></text:p>
        </text:list-item>
      </text:list>
      <table:table table:name="Tabla11" table:style-name="Tabla11">
        <table:table-column table:style-name="Tabla11.A"/>
        <table:table-row table:style-name="TableLine2347040843680">
          <table:table-cell table:style-name="Tabla11.A1" office:value-type="string">
            <text:p text:style-name="P216">&lt;secure-deployment name="carpeta-api-interna.war"&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p text:style-name="P235"><text:span text:style-name="T7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1" fo:language="ca" fo:country="ES" style:language-asian="zxx" style:country-asian="none" style:language-complex="zxx" style:country-complex="none"/>
    </style:style>
    <style:style style:name="MP1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3"/>
    </style:style>
    <style:style style:name="MP13" style:family="paragraph" style:parent-style-name="Footer">
      <style:text-properties style:font-name="Noto Sans" fo:language="ca" fo:country="ES" officeooo:paragraph-rsid="000cf839" style:font-name-complex="Noto Sans3"/>
    </style:style>
    <style:style style:name="MP14" style:family="paragraph" style:parent-style-name="Footer">
      <style:text-properties style:font-name="Noto Sans" fo:language="ca" fo:country="ES" style:font-name-complex="Noto Sans3"/>
    </style:style>
    <style:style style:name="MP15" style:family="paragraph" style:parent-style-name="Footer">
      <style:text-properties fo:color="#c30045" loext:opacity="100%" style:font-name="Noto Sans" fo:language="ca" fo:country="ES" style:font-name-complex="Noto Sans3"/>
    </style:style>
    <style:style style:name="MP16" style:family="paragraph" style:parent-style-name="Footer">
      <style:paragraph-properties fo:text-align="center" style:justify-single-word="false"/>
      <style:text-properties style:font-name="Noto Sans" fo:language="ca" fo:country="ES" style:font-name-complex="Noto Sans3"/>
    </style:style>
    <style:style style:name="MP17" style:family="paragraph" style:parent-style-name="Número_20_de_20_pàgina">
      <style:text-properties style:font-name="Noto Sans" fo:language="ca" fo:country="ES" style:font-name-complex="Noto Sans3"/>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346857951072">
            <table:table-cell table:style-name="Taula11.A1" office:value-type="string">
              <text:p text:style-name="MP11"><draw:frame draw:style-name="Mfr1" draw:name="2 Imagen" text:anchor-type="char" svg:x="-3.205cm" svg:y="-0.377cm" svg:width="1.508cm" svg:height="4.419cm" draw:z-index="20"><draw:image xlink:href="Pictures/1000020100000208000005E81C1E15BCEF056105.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19</text:page-number><text:s/><text:span text:style-name="MT8">de </text:span><text:span text:style-name="MT8"><text:page-count>19</text:page-count></text:span></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19</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3</meta:editing-cycles>
    <meta:creation-date>2019-12-18T08:12:13.731000000</meta:creation-date>
    <meta:editing-duration>P2DT5H33M24S</meta:editing-duration>
    <meta:generator>LibreOffice/7.1.0.3$Windows_X86_64 LibreOffice_project/f6099ecf3d29644b5008cc8f48f42f4a40986e4c</meta:generator>
    <dc:date>2022-04-08T13:21:46.574000000</dc:date>
    <meta:document-statistic meta:table-count="18" meta:image-count="2" meta:object-count="0" meta:page-count="19" meta:paragraph-count="314" meta:word-count="2543" meta:character-count="22042" meta:non-whitespace-character-count="1982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file:///E:/dades/dades/Documentació%20projectes/OTAE/CARPETA_REACT/repositorio/carpeta/doc/Users/u109105/AppData/Roaming/LibreOffice/4/user/template/Document_amb_portada_plantilla%20base.ott" meta:date="2019-12-18T08:12:13.465000000"/>
  </office:meta>
</office:document-meta>
</file>